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602in"/>
    </style:style>
    <style:style style:name="co2" style:family="table-column">
      <style:table-column-properties fo:break-before="auto" style:column-width="1.099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717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348in"/>
    </style:style>
    <style:style style:name="co7" style:family="table-column">
      <style:table-column-properties fo:break-before="auto" style:column-width="0.4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60">
      <style:table-cell-properties style:rotation-align="none"/>
    </style:style>
    <style:style style:name="ce9" style:family="table-cell" style:parent-style-name="Default">
      <style:table-cell-properties fo:background-color="#eeeeee" style:rotation-align="none"/>
    </style:style>
    <style:style style:name="ce10" style:family="table-cell" style:parent-style-name="Default">
      <style:table-cell-properties fo:background-color="#3399ff" style:rotation-align="none"/>
    </style:style>
    <style:style style:name="ce11" style:family="table-cell" style:parent-style-name="Default">
      <style:table-cell-properties fo:background-color="#3399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3399ff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2"/>
    <style:style style:name="ce1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5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7" table:default-cell-style-name="ce5"/>
        <table:table-column table:style-name="co3" table:number-columns-repeated="1007" table:default-cell-style-name="ce5"/>
        <table:table-row table:style-name="ro1">
          <table:table-cell table:style-name="Default"/>
          <table:table-cell table:style-name="ce6" office:value-type="string" calcext:value-type="string" table:number-columns-spanned="3" table:number-rows-spanned="1">
            <text:p>Original</text:p>
          </table:table-cell>
          <table:covered-table-cell table:number-columns-repeated="2" table:style-name="ce6"/>
          <table:table-cell table:style-name="ce4"/>
          <table:table-cell table:style-name="ce6" office:value-type="string" calcext:value-type="string" table:number-columns-spanned="3" table:number-rows-spanned="1">
            <text:p>OpenCL</text:p>
          </table:table-cell>
          <table:covered-table-cell table:number-columns-repeated="2" table:style-name="ce6"/>
          <table:table-cell table:style-name="ce4"/>
          <table:table-cell table:style-name="ce6" office:value-type="string" calcext:value-type="string" table:number-columns-spanned="3" table:number-rows-spanned="1">
            <text:p>Strength Reduction</text:p>
          </table:table-cell>
          <table:covered-table-cell table:number-columns-repeated="2" table:style-name="ce6"/>
          <table:table-cell table:style-name="Default"/>
          <table:table-cell table:style-name="ce4" office:value-type="string" calcext:value-type="string">
            <text:p>Inlining, Strength Reduction e Pointer Elimination</text:p>
          </table:table-cell>
          <table:table-cell table:style-name="Default" table:number-columns-repeated="3"/>
          <table:table-cell table:style-name="Default" office:value-type="string" calcext:value-type="string">
            <text:p>Private Memory</text:p>
          </table:table-cell>
          <table:table-cell table:style-name="ce6" table:number-columns-repeated="2"/>
          <table:table-cell table:style-name="Default" table:number-columns-repeated="1004"/>
        </table:table-row>
        <table:table-row table:style-name="ro1">
          <table:table-cell table:style-name="Default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ce4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ce4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Default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Default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Default"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10">
            <text:p>CPU</text:p>
          </table:table-cell>
          <table:table-cell office:value-type="float" office:value="12846.39" calcext:value-type="float">
            <text:p>12846.39</text:p>
          </table:table-cell>
          <table:table-cell office:value-type="float" office:value="51650.963" calcext:value-type="float">
            <text:p>51650.963</text:p>
          </table:table-cell>
          <table:table-cell office:value-type="float" office:value="51815.761" calcext:value-type="float">
            <text:p>51815.761</text:p>
          </table:table-cell>
          <table:table-cell table:style-name="Default"/>
          <table:table-cell office:value-type="float" office:value="1873.951" calcext:value-type="float">
            <text:p>1873.951</text:p>
          </table:table-cell>
          <table:table-cell office:value-type="float" office:value="7874.643" calcext:value-type="float">
            <text:p>7874.643</text:p>
          </table:table-cell>
          <table:table-cell office:value-type="float" office:value="7816.059" calcext:value-type="float">
            <text:p>7816.059</text:p>
          </table:table-cell>
          <table:table-cell table:style-name="Default"/>
          <table:table-cell office:value-type="float" office:value="965.878" calcext:value-type="float">
            <text:p>965.878</text:p>
          </table:table-cell>
          <table:table-cell office:value-type="float" office:value="4004.763" calcext:value-type="float">
            <text:p>4004.763</text:p>
          </table:table-cell>
          <table:table-cell office:value-type="float" office:value="4000.294" calcext:value-type="float">
            <text:p>4000.294</text:p>
          </table:table-cell>
          <table:table-cell table:style-name="Default"/>
          <table:table-cell office:value-type="float" office:value="718.246" calcext:value-type="float">
            <text:p>718.246</text:p>
          </table:table-cell>
          <table:table-cell office:value-type="float" office:value="2915.327" calcext:value-type="float">
            <text:p>2915.327</text:p>
          </table:table-cell>
          <table:table-cell office:value-type="float" office:value="2919.989" calcext:value-type="float">
            <text:p>2919.989</text:p>
          </table:table-cell>
          <table:table-cell table:style-name="Default"/>
          <table:table-cell table:style-name="ce11" office:value-type="float" office:value="688.732" calcext:value-type="float">
            <text:p>688.732</text:p>
          </table:table-cell>
          <table:table-cell table:style-name="ce12" office:value-type="float" office:value="2816.988" calcext:value-type="float">
            <text:p>2816.988</text:p>
          </table:table-cell>
          <table:table-cell table:style-name="ce12" office:value-type="float" office:value="2818.159" calcext:value-type="float">
            <text:p>2818.159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847.08" calcext:value-type="float">
            <text:p>12847.08</text:p>
          </table:table-cell>
          <table:table-cell office:value-type="float" office:value="51577.411" calcext:value-type="float">
            <text:p>51577.411</text:p>
          </table:table-cell>
          <table:table-cell office:value-type="float" office:value="51586.946" calcext:value-type="float">
            <text:p>51586.946</text:p>
          </table:table-cell>
          <table:table-cell table:style-name="Default"/>
          <table:table-cell office:value-type="float" office:value="1882.299" calcext:value-type="float">
            <text:p>1882.299</text:p>
          </table:table-cell>
          <table:table-cell office:value-type="float" office:value="7867.778" calcext:value-type="float">
            <text:p>7867.778</text:p>
          </table:table-cell>
          <table:table-cell office:value-type="float" office:value="7837.625" calcext:value-type="float">
            <text:p>7837.625</text:p>
          </table:table-cell>
          <table:table-cell table:style-name="Default"/>
          <table:table-cell office:value-type="float" office:value="965.323" calcext:value-type="float">
            <text:p>965.323</text:p>
          </table:table-cell>
          <table:table-cell office:value-type="float" office:value="4006.404" calcext:value-type="float">
            <text:p>4006.404</text:p>
          </table:table-cell>
          <table:table-cell office:value-type="float" office:value="4002.408" calcext:value-type="float">
            <text:p>4002.408</text:p>
          </table:table-cell>
          <table:table-cell table:style-name="Default"/>
          <table:table-cell office:value-type="float" office:value="717.335" calcext:value-type="float">
            <text:p>717.335</text:p>
          </table:table-cell>
          <table:table-cell office:value-type="float" office:value="2921.627" calcext:value-type="float">
            <text:p>2921.627</text:p>
          </table:table-cell>
          <table:table-cell office:value-type="float" office:value="2926.559" calcext:value-type="float">
            <text:p>2926.559</text:p>
          </table:table-cell>
          <table:table-cell table:style-name="Default"/>
          <table:table-cell table:style-name="ce12" office:value-type="float" office:value="691.376" calcext:value-type="float">
            <text:p>691.376</text:p>
          </table:table-cell>
          <table:table-cell table:style-name="ce12" office:value-type="float" office:value="2816.362" calcext:value-type="float">
            <text:p>2816.362</text:p>
          </table:table-cell>
          <table:table-cell table:style-name="ce12" office:value-type="float" office:value="2820.361" calcext:value-type="float">
            <text:p>2820.361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883.24" calcext:value-type="float">
            <text:p>12883.24</text:p>
          </table:table-cell>
          <table:table-cell office:value-type="float" office:value="51579.341" calcext:value-type="float">
            <text:p>51579.341</text:p>
          </table:table-cell>
          <table:table-cell office:value-type="float" office:value="51585.861" calcext:value-type="float">
            <text:p>51585.861</text:p>
          </table:table-cell>
          <table:table-cell table:style-name="Default"/>
          <table:table-cell office:value-type="float" office:value="1895.391" calcext:value-type="float">
            <text:p>1895.391</text:p>
          </table:table-cell>
          <table:table-cell office:value-type="float" office:value="7934.375" calcext:value-type="float">
            <text:p>7934.375</text:p>
          </table:table-cell>
          <table:table-cell office:value-type="float" office:value="7889.67" calcext:value-type="float">
            <text:p>7889.67</text:p>
          </table:table-cell>
          <table:table-cell table:style-name="Default"/>
          <table:table-cell office:value-type="float" office:value="971.186" calcext:value-type="float">
            <text:p>971.186</text:p>
          </table:table-cell>
          <table:table-cell office:value-type="float" office:value="4072.186" calcext:value-type="float">
            <text:p>4072.186</text:p>
          </table:table-cell>
          <table:table-cell office:value-type="float" office:value="4005.157" calcext:value-type="float">
            <text:p>4005.157</text:p>
          </table:table-cell>
          <table:table-cell table:style-name="Default"/>
          <table:table-cell office:value-type="float" office:value="716.152" calcext:value-type="float">
            <text:p>716.152</text:p>
          </table:table-cell>
          <table:table-cell office:value-type="float" office:value="2919.202" calcext:value-type="float">
            <text:p>2919.202</text:p>
          </table:table-cell>
          <table:table-cell office:value-type="float" office:value="2922.174" calcext:value-type="float">
            <text:p>2922.174</text:p>
          </table:table-cell>
          <table:table-cell table:style-name="Default"/>
          <table:table-cell table:style-name="ce12" office:value-type="float" office:value="693.2" calcext:value-type="float">
            <text:p>693.2</text:p>
          </table:table-cell>
          <table:table-cell table:style-name="ce12" office:value-type="float" office:value="2818.885" calcext:value-type="float">
            <text:p>2818.885</text:p>
          </table:table-cell>
          <table:table-cell table:style-name="ce12" office:value-type="float" office:value="2814.553" calcext:value-type="float">
            <text:p>2814.553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854.075" calcext:value-type="float">
            <text:p>12854.075</text:p>
          </table:table-cell>
          <table:table-cell office:value-type="float" office:value="51582.443" calcext:value-type="float">
            <text:p>51582.443</text:p>
          </table:table-cell>
          <table:table-cell office:value-type="float" office:value="51583.897" calcext:value-type="float">
            <text:p>51583.897</text:p>
          </table:table-cell>
          <table:table-cell table:style-name="Default"/>
          <table:table-cell office:value-type="float" office:value="1880.62" calcext:value-type="float">
            <text:p>1880.62</text:p>
          </table:table-cell>
          <table:table-cell office:value-type="float" office:value="7968.144" calcext:value-type="float">
            <text:p>7968.144</text:p>
          </table:table-cell>
          <table:table-cell office:value-type="float" office:value="7914.26" calcext:value-type="float">
            <text:p>7914.26</text:p>
          </table:table-cell>
          <table:table-cell table:style-name="Default"/>
          <table:table-cell office:value-type="float" office:value="965.566" calcext:value-type="float">
            <text:p>965.566</text:p>
          </table:table-cell>
          <table:table-cell office:value-type="float" office:value="4006.401" calcext:value-type="float">
            <text:p>4006.401</text:p>
          </table:table-cell>
          <table:table-cell office:value-type="float" office:value="4011.725" calcext:value-type="float">
            <text:p>4011.725</text:p>
          </table:table-cell>
          <table:table-cell table:style-name="Default"/>
          <table:table-cell office:value-type="float" office:value="720.928" calcext:value-type="float">
            <text:p>720.928</text:p>
          </table:table-cell>
          <table:table-cell office:value-type="float" office:value="2918.276" calcext:value-type="float">
            <text:p>2918.276</text:p>
          </table:table-cell>
          <table:table-cell office:value-type="float" office:value="3023.249" calcext:value-type="float">
            <text:p>3023.249</text:p>
          </table:table-cell>
          <table:table-cell table:style-name="Default"/>
          <table:table-cell table:style-name="ce12" office:value-type="float" office:value="693.737" calcext:value-type="float">
            <text:p>693.737</text:p>
          </table:table-cell>
          <table:table-cell table:style-name="ce12" office:value-type="float" office:value="2822.716" calcext:value-type="float">
            <text:p>2822.716</text:p>
          </table:table-cell>
          <table:table-cell table:style-name="ce12" office:value-type="float" office:value="2814.944" calcext:value-type="float">
            <text:p>2814.944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947.834" calcext:value-type="float">
            <text:p>12947.834</text:p>
          </table:table-cell>
          <table:table-cell office:value-type="float" office:value="51588.656" calcext:value-type="float">
            <text:p>51588.656</text:p>
          </table:table-cell>
          <table:table-cell office:value-type="float" office:value="51567.343" calcext:value-type="float">
            <text:p>51567.343</text:p>
          </table:table-cell>
          <table:table-cell table:style-name="Default"/>
          <table:table-cell office:value-type="float" office:value="1876.708" calcext:value-type="float">
            <text:p>1876.708</text:p>
          </table:table-cell>
          <table:table-cell office:value-type="float" office:value="8100.977" calcext:value-type="float">
            <text:p>8100.977</text:p>
          </table:table-cell>
          <table:table-cell office:value-type="float" office:value="8096.174" calcext:value-type="float">
            <text:p>8096.174</text:p>
          </table:table-cell>
          <table:table-cell table:style-name="Default"/>
          <table:table-cell office:value-type="float" office:value="967.561" calcext:value-type="float">
            <text:p>967.561</text:p>
          </table:table-cell>
          <table:table-cell office:value-type="float" office:value="4010.797" calcext:value-type="float">
            <text:p>4010.797</text:p>
          </table:table-cell>
          <table:table-cell office:value-type="float" office:value="4003.751" calcext:value-type="float">
            <text:p>4003.751</text:p>
          </table:table-cell>
          <table:table-cell table:style-name="Default"/>
          <table:table-cell office:value-type="float" office:value="715.387" calcext:value-type="float">
            <text:p>715.387</text:p>
          </table:table-cell>
          <table:table-cell office:value-type="float" office:value="2923.821" calcext:value-type="float">
            <text:p>2923.821</text:p>
          </table:table-cell>
          <table:table-cell office:value-type="float" office:value="3060.954" calcext:value-type="float">
            <text:p>3060.954</text:p>
          </table:table-cell>
          <table:table-cell table:style-name="Default"/>
          <table:table-cell table:style-name="ce12" office:value-type="float" office:value="696.039" calcext:value-type="float">
            <text:p>696.039</text:p>
          </table:table-cell>
          <table:table-cell table:style-name="ce12" office:value-type="float" office:value="2823.561" calcext:value-type="float">
            <text:p>2823.561</text:p>
          </table:table-cell>
          <table:table-cell table:style-name="ce12" office:value-type="float" office:value="2813.275" calcext:value-type="float">
            <text:p>2813.275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797.196" calcext:value-type="float">
            <text:p>12797.196</text:p>
          </table:table-cell>
          <table:table-cell office:value-type="float" office:value="51596.722" calcext:value-type="float">
            <text:p>51596.722</text:p>
          </table:table-cell>
          <table:table-cell office:value-type="float" office:value="51592.966" calcext:value-type="float">
            <text:p>51592.966</text:p>
          </table:table-cell>
          <table:table-cell table:style-name="Default"/>
          <table:table-cell office:value-type="float" office:value="1874.851" calcext:value-type="float">
            <text:p>1874.851</text:p>
          </table:table-cell>
          <table:table-cell office:value-type="float" office:value="7945.393" calcext:value-type="float">
            <text:p>7945.393</text:p>
          </table:table-cell>
          <table:table-cell office:value-type="float" office:value="8036.636" calcext:value-type="float">
            <text:p>8036.636</text:p>
          </table:table-cell>
          <table:table-cell table:style-name="Default"/>
          <table:table-cell office:value-type="float" office:value="967.209" calcext:value-type="float">
            <text:p>967.209</text:p>
          </table:table-cell>
          <table:table-cell office:value-type="float" office:value="4013.678" calcext:value-type="float">
            <text:p>4013.678</text:p>
          </table:table-cell>
          <table:table-cell office:value-type="float" office:value="3998.238" calcext:value-type="float">
            <text:p>3998.238</text:p>
          </table:table-cell>
          <table:table-cell table:style-name="Default"/>
          <table:table-cell office:value-type="float" office:value="715.778" calcext:value-type="float">
            <text:p>715.778</text:p>
          </table:table-cell>
          <table:table-cell office:value-type="float" office:value="2922.231" calcext:value-type="float">
            <text:p>2922.231</text:p>
          </table:table-cell>
          <table:table-cell office:value-type="float" office:value="3046.8" calcext:value-type="float">
            <text:p>3046.8</text:p>
          </table:table-cell>
          <table:table-cell table:style-name="Default"/>
          <table:table-cell table:style-name="ce12" office:value-type="float" office:value="690.736" calcext:value-type="float">
            <text:p>690.736</text:p>
          </table:table-cell>
          <table:table-cell table:style-name="ce12" office:value-type="float" office:value="2852.653" calcext:value-type="float">
            <text:p>2852.653</text:p>
          </table:table-cell>
          <table:table-cell table:style-name="ce12" office:value-type="float" office:value="2814.951" calcext:value-type="float">
            <text:p>2814.951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670.082" calcext:value-type="float">
            <text:p>12670.082</text:p>
          </table:table-cell>
          <table:table-cell office:value-type="float" office:value="51578.37" calcext:value-type="float">
            <text:p>51578.37</text:p>
          </table:table-cell>
          <table:table-cell office:value-type="float" office:value="51798.411" calcext:value-type="float">
            <text:p>51798.411</text:p>
          </table:table-cell>
          <table:table-cell table:style-name="Default"/>
          <table:table-cell office:value-type="float" office:value="2011.981" calcext:value-type="float">
            <text:p>2011.981</text:p>
          </table:table-cell>
          <table:table-cell office:value-type="float" office:value="7815.693" calcext:value-type="float">
            <text:p>7815.693</text:p>
          </table:table-cell>
          <table:table-cell office:value-type="float" office:value="7810.513" calcext:value-type="float">
            <text:p>7810.513</text:p>
          </table:table-cell>
          <table:table-cell table:style-name="Default"/>
          <table:table-cell office:value-type="float" office:value="964.329" calcext:value-type="float">
            <text:p>964.329</text:p>
          </table:table-cell>
          <table:table-cell office:value-type="float" office:value="4010.661" calcext:value-type="float">
            <text:p>4010.661</text:p>
          </table:table-cell>
          <table:table-cell office:value-type="float" office:value="4004.154" calcext:value-type="float">
            <text:p>4004.154</text:p>
          </table:table-cell>
          <table:table-cell table:style-name="Default"/>
          <table:table-cell office:value-type="float" office:value="714.37" calcext:value-type="float">
            <text:p>714.37</text:p>
          </table:table-cell>
          <table:table-cell office:value-type="float" office:value="2920.824" calcext:value-type="float">
            <text:p>2920.824</text:p>
          </table:table-cell>
          <table:table-cell office:value-type="float" office:value="2928.197" calcext:value-type="float">
            <text:p>2928.197</text:p>
          </table:table-cell>
          <table:table-cell table:style-name="Default"/>
          <table:table-cell table:style-name="ce12" office:value-type="float" office:value="697.175" calcext:value-type="float">
            <text:p>697.175</text:p>
          </table:table-cell>
          <table:table-cell table:style-name="ce12" office:value-type="float" office:value="2963.665" calcext:value-type="float">
            <text:p>2963.665</text:p>
          </table:table-cell>
          <table:table-cell table:style-name="ce12" office:value-type="float" office:value="2812.919" calcext:value-type="float">
            <text:p>2812.919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682.981" calcext:value-type="float">
            <text:p>12682.981</text:p>
          </table:table-cell>
          <table:table-cell office:value-type="float" office:value="52055.462" calcext:value-type="float">
            <text:p>52055.462</text:p>
          </table:table-cell>
          <table:table-cell office:value-type="float" office:value="51663.686" calcext:value-type="float">
            <text:p>51663.686</text:p>
          </table:table-cell>
          <table:table-cell table:style-name="Default"/>
          <table:table-cell office:value-type="float" office:value="1888.129" calcext:value-type="float">
            <text:p>1888.129</text:p>
          </table:table-cell>
          <table:table-cell office:value-type="float" office:value="7818.042" calcext:value-type="float">
            <text:p>7818.042</text:p>
          </table:table-cell>
          <table:table-cell office:value-type="float" office:value="7830.224" calcext:value-type="float">
            <text:p>7830.224</text:p>
          </table:table-cell>
          <table:table-cell table:style-name="Default"/>
          <table:table-cell office:value-type="float" office:value="968.926" calcext:value-type="float">
            <text:p>968.926</text:p>
          </table:table-cell>
          <table:table-cell office:value-type="float" office:value="4017.234" calcext:value-type="float">
            <text:p>4017.234</text:p>
          </table:table-cell>
          <table:table-cell office:value-type="float" office:value="4005.359" calcext:value-type="float">
            <text:p>4005.359</text:p>
          </table:table-cell>
          <table:table-cell table:style-name="Default"/>
          <table:table-cell office:value-type="float" office:value="716.355" calcext:value-type="float">
            <text:p>716.355</text:p>
          </table:table-cell>
          <table:table-cell office:value-type="float" office:value="2924.271" calcext:value-type="float">
            <text:p>2924.271</text:p>
          </table:table-cell>
          <table:table-cell office:value-type="float" office:value="3066.337" calcext:value-type="float">
            <text:p>3066.337</text:p>
          </table:table-cell>
          <table:table-cell table:style-name="Default"/>
          <table:table-cell table:style-name="ce12" office:value-type="float" office:value="694.82" calcext:value-type="float">
            <text:p>694.82</text:p>
          </table:table-cell>
          <table:table-cell table:style-name="ce12" office:value-type="float" office:value="2815.311" calcext:value-type="float">
            <text:p>2815.311</text:p>
          </table:table-cell>
          <table:table-cell table:style-name="ce12" office:value-type="float" office:value="2816.877" calcext:value-type="float">
            <text:p>2816.877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666.305" calcext:value-type="float">
            <text:p>12666.305</text:p>
          </table:table-cell>
          <table:table-cell office:value-type="float" office:value="51590.469" calcext:value-type="float">
            <text:p>51590.469</text:p>
          </table:table-cell>
          <table:table-cell office:value-type="float" office:value="51680.897" calcext:value-type="float">
            <text:p>51680.897</text:p>
          </table:table-cell>
          <table:table-cell table:style-name="Default"/>
          <table:table-cell office:value-type="float" office:value="1889.888" calcext:value-type="float">
            <text:p>1889.888</text:p>
          </table:table-cell>
          <table:table-cell office:value-type="float" office:value="7821.736" calcext:value-type="float">
            <text:p>7821.736</text:p>
          </table:table-cell>
          <table:table-cell office:value-type="float" office:value="7811.097" calcext:value-type="float">
            <text:p>7811.097</text:p>
          </table:table-cell>
          <table:table-cell table:style-name="Default"/>
          <table:table-cell office:value-type="float" office:value="965.222" calcext:value-type="float">
            <text:p>965.222</text:p>
          </table:table-cell>
          <table:table-cell office:value-type="float" office:value="4005.141" calcext:value-type="float">
            <text:p>4005.141</text:p>
          </table:table-cell>
          <table:table-cell office:value-type="float" office:value="4004.628" calcext:value-type="float">
            <text:p>4004.628</text:p>
          </table:table-cell>
          <table:table-cell table:style-name="Default"/>
          <table:table-cell office:value-type="float" office:value="714.642" calcext:value-type="float">
            <text:p>714.642</text:p>
          </table:table-cell>
          <table:table-cell office:value-type="float" office:value="2922.899" calcext:value-type="float">
            <text:p>2922.899</text:p>
          </table:table-cell>
          <table:table-cell office:value-type="float" office:value="2921.526" calcext:value-type="float">
            <text:p>2921.526</text:p>
          </table:table-cell>
          <table:table-cell table:style-name="Default"/>
          <table:table-cell table:style-name="ce12" office:value-type="float" office:value="696.563" calcext:value-type="float">
            <text:p>696.563</text:p>
          </table:table-cell>
          <table:table-cell table:style-name="ce12" office:value-type="float" office:value="2817.783" calcext:value-type="float">
            <text:p>2817.783</text:p>
          </table:table-cell>
          <table:table-cell table:style-name="ce12" office:value-type="float" office:value="2814.933" calcext:value-type="float">
            <text:p>2814.933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668.207" calcext:value-type="float">
            <text:p>12668.207</text:p>
          </table:table-cell>
          <table:table-cell office:value-type="float" office:value="51529.563" calcext:value-type="float">
            <text:p>51529.563</text:p>
          </table:table-cell>
          <table:table-cell office:value-type="float" office:value="51727.297" calcext:value-type="float">
            <text:p>51727.297</text:p>
          </table:table-cell>
          <table:table-cell table:style-name="Default"/>
          <table:table-cell office:value-type="float" office:value="1888.127" calcext:value-type="float">
            <text:p>1888.127</text:p>
          </table:table-cell>
          <table:table-cell office:value-type="float" office:value="7815.787" calcext:value-type="float">
            <text:p>7815.787</text:p>
          </table:table-cell>
          <table:table-cell office:value-type="float" office:value="7805.986" calcext:value-type="float">
            <text:p>7805.986</text:p>
          </table:table-cell>
          <table:table-cell table:style-name="Default"/>
          <table:table-cell office:value-type="float" office:value="975.465" calcext:value-type="float">
            <text:p>975.465</text:p>
          </table:table-cell>
          <table:table-cell office:value-type="float" office:value="4095.075" calcext:value-type="float">
            <text:p>4095.075</text:p>
          </table:table-cell>
          <table:table-cell office:value-type="float" office:value="4009.767" calcext:value-type="float">
            <text:p>4009.767</text:p>
          </table:table-cell>
          <table:table-cell table:style-name="Default"/>
          <table:table-cell office:value-type="float" office:value="720.874" calcext:value-type="float">
            <text:p>720.874</text:p>
          </table:table-cell>
          <table:table-cell office:value-type="float" office:value="2918.409" calcext:value-type="float">
            <text:p>2918.409</text:p>
          </table:table-cell>
          <table:table-cell office:value-type="float" office:value="2919.965" calcext:value-type="float">
            <text:p>2919.965</text:p>
          </table:table-cell>
          <table:table-cell table:style-name="Default"/>
          <table:table-cell table:style-name="ce12" office:value-type="float" office:value="694.07" calcext:value-type="float">
            <text:p>694.07</text:p>
          </table:table-cell>
          <table:table-cell table:style-name="ce12" office:value-type="float" office:value="2817.753" calcext:value-type="float">
            <text:p>2817.753</text:p>
          </table:table-cell>
          <table:table-cell table:style-name="ce12" office:value-type="float" office:value="2817.323" calcext:value-type="float">
            <text:p>2817.323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style-name="ce7" table:formula="of:=SUM([.B3:.B12])/COUNT([.B3:.B12])" office:value-type="float" office:value="12786.339" calcext:value-type="float">
            <text:p>12786.339</text:p>
          </table:table-cell>
          <table:table-cell table:style-name="ce7" table:formula="of:=SUM([.C3:.C12])/COUNT([.C3:.C12])" office:value-type="float" office:value="51632.94" calcext:value-type="float">
            <text:p>51632.94</text:p>
          </table:table-cell>
          <table:table-cell table:style-name="ce7" table:formula="of:=SUM([.D3:.D12])/COUNT([.D3:.D12])" office:value-type="float" office:value="51660.3065" calcext:value-type="float">
            <text:p>51660.3065</text:p>
          </table:table-cell>
          <table:table-cell table:style-name="ce7"/>
          <table:table-cell table:style-name="ce7" table:formula="of:=SUM([.F3:.F12])/COUNT([.F3:.F12])" office:value-type="float" office:value="1896.1945" calcext:value-type="float">
            <text:p>1896.1945</text:p>
          </table:table-cell>
          <table:table-cell table:style-name="ce7" table:formula="of:=SUM([.G3:.G12])/COUNT([.G3:.G12])" office:value-type="float" office:value="7896.2568" calcext:value-type="float">
            <text:p>7896.2568</text:p>
          </table:table-cell>
          <table:table-cell table:style-name="ce7" table:formula="of:=SUM([.H3:.H12])/COUNT([.H3:.H12])" office:value-type="float" office:value="7884.8244" calcext:value-type="float">
            <text:p>7884.8244</text:p>
          </table:table-cell>
          <table:table-cell table:style-name="ce7"/>
          <table:table-cell table:style-name="ce7" table:formula="of:=SUM([.J3:.J12])/COUNT([.J3:.J12])" office:value-type="float" office:value="967.6665" calcext:value-type="float">
            <text:p>967.6665</text:p>
          </table:table-cell>
          <table:table-cell table:style-name="ce7" table:formula="of:=SUM([.K3:.K12])/COUNT([.K3:.K12])" office:value-type="float" office:value="4024.234" calcext:value-type="float">
            <text:p>4024.234</text:p>
          </table:table-cell>
          <table:table-cell table:style-name="ce7" table:formula="of:=SUM([.L3:.L12])/COUNT([.L3:.L12])" office:value-type="float" office:value="4004.5481" calcext:value-type="float">
            <text:p>4004.5481</text:p>
          </table:table-cell>
          <table:table-cell table:style-name="ce7"/>
          <table:table-cell table:style-name="ce7" table:formula="of:=SUM([.N3:.N12])/COUNT([.N3:.N12])" office:value-type="float" office:value="717.0067" calcext:value-type="float">
            <text:p>717.0067</text:p>
          </table:table-cell>
          <table:table-cell table:style-name="ce7" table:formula="of:=SUM([.O3:.O12])/COUNT([.O3:.O12])" office:value-type="float" office:value="2920.6887" calcext:value-type="float">
            <text:p>2920.6887</text:p>
          </table:table-cell>
          <table:table-cell table:style-name="ce7" table:formula="of:=SUM([.P3:.P12])/COUNT([.P3:.P12])" office:value-type="float" office:value="2973.575" calcext:value-type="float">
            <text:p>2973.575</text:p>
          </table:table-cell>
          <table:table-cell table:style-name="ce7"/>
          <table:table-cell table:style-name="ce7" table:formula="of:=SUM([.R3:.R12])/COUNT([.R3:.R12])" office:value-type="float" office:value="693.6448" calcext:value-type="float">
            <text:p>693.6448</text:p>
          </table:table-cell>
          <table:table-cell table:style-name="ce7" table:formula="of:=SUM([.S3:.S12])/COUNT([.S3:.S12])" office:value-type="float" office:value="2836.5677" calcext:value-type="float">
            <text:p>2836.5677</text:p>
          </table:table-cell>
          <table:table-cell table:style-name="ce7" table:formula="of:=SUM([.T3:.T12])/COUNT([.T3:.T12])" office:value-type="float" office:value="2815.8295" calcext:value-type="float">
            <text:p>2815.8295</text:p>
          </table:table-cell>
          <table:table-cell table:style-name="ce7" table:number-columns-repeated="1004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7" table:formula="of:=MAX([.B3:.B12])" office:value-type="float" office:value="12947.834" calcext:value-type="float">
            <text:p>12947.834</text:p>
          </table:table-cell>
          <table:table-cell table:style-name="ce7" table:formula="of:=MAX([.C3:.C12])" office:value-type="float" office:value="52055.462" calcext:value-type="float">
            <text:p>52055.462</text:p>
          </table:table-cell>
          <table:table-cell table:style-name="ce7" table:formula="of:=MAX([.D3:.D12])" office:value-type="float" office:value="51815.761" calcext:value-type="float">
            <text:p>51815.761</text:p>
          </table:table-cell>
          <table:table-cell table:style-name="ce7"/>
          <table:table-cell table:style-name="ce7" table:formula="of:=MAX([.F3:.F12])" office:value-type="float" office:value="2011.981" calcext:value-type="float">
            <text:p>2011.981</text:p>
          </table:table-cell>
          <table:table-cell table:style-name="ce7" table:formula="of:=MAX([.G3:.G12])" office:value-type="float" office:value="8100.977" calcext:value-type="float">
            <text:p>8100.977</text:p>
          </table:table-cell>
          <table:table-cell table:style-name="ce7" table:formula="of:=MAX([.H3:.H12])" office:value-type="float" office:value="8096.174" calcext:value-type="float">
            <text:p>8096.174</text:p>
          </table:table-cell>
          <table:table-cell table:style-name="ce7"/>
          <table:table-cell table:style-name="ce7" table:formula="of:=MAX([.J3:.J12])" office:value-type="float" office:value="975.465" calcext:value-type="float">
            <text:p>975.465</text:p>
          </table:table-cell>
          <table:table-cell table:style-name="ce7" table:formula="of:=MAX([.K3:.K12])" office:value-type="float" office:value="4095.075" calcext:value-type="float">
            <text:p>4095.075</text:p>
          </table:table-cell>
          <table:table-cell table:style-name="ce7" table:formula="of:=MAX([.L3:.L12])" office:value-type="float" office:value="4011.725" calcext:value-type="float">
            <text:p>4011.725</text:p>
          </table:table-cell>
          <table:table-cell table:style-name="ce7"/>
          <table:table-cell table:style-name="ce7" table:formula="of:=MAX([.N3:.N12])" office:value-type="float" office:value="720.928" calcext:value-type="float">
            <text:p>720.928</text:p>
          </table:table-cell>
          <table:table-cell table:style-name="ce7" table:formula="of:=MAX([.O3:.O12])" office:value-type="float" office:value="2924.271" calcext:value-type="float">
            <text:p>2924.271</text:p>
          </table:table-cell>
          <table:table-cell table:style-name="ce7" table:formula="of:=MAX([.P3:.P12])" office:value-type="float" office:value="3066.337" calcext:value-type="float">
            <text:p>3066.337</text:p>
          </table:table-cell>
          <table:table-cell table:style-name="ce7"/>
          <table:table-cell table:style-name="ce7" table:formula="of:=MAX([.R3:.R12])" office:value-type="float" office:value="697.175" calcext:value-type="float">
            <text:p>697.175</text:p>
          </table:table-cell>
          <table:table-cell table:style-name="ce7" table:formula="of:=MAX([.S3:.S12])" office:value-type="float" office:value="2963.665" calcext:value-type="float">
            <text:p>2963.665</text:p>
          </table:table-cell>
          <table:table-cell table:style-name="ce7" table:formula="of:=MAX([.T3:.T12])" office:value-type="float" office:value="2820.361" calcext:value-type="float">
            <text:p>2820.361</text:p>
          </table:table-cell>
          <table:table-cell table:style-name="ce7" table:number-columns-repeated="1004"/>
        </table:table-row>
        <table:table-row table:style-name="ro1">
          <table:table-cell table:style-name="ce3" office:value-type="string" calcext:value-type="string">
            <text:p>min</text:p>
          </table:table-cell>
          <table:table-cell table:style-name="ce7" table:formula="of:=MIN([.B3:.B12])" office:value-type="float" office:value="12666.305" calcext:value-type="float">
            <text:p>12666.305</text:p>
          </table:table-cell>
          <table:table-cell table:style-name="ce7" table:formula="of:=MIN([.C3:.C12])" office:value-type="float" office:value="51529.563" calcext:value-type="float">
            <text:p>51529.563</text:p>
          </table:table-cell>
          <table:table-cell table:style-name="ce7" table:formula="of:=MIN([.D3:.D12])" office:value-type="float" office:value="51567.343" calcext:value-type="float">
            <text:p>51567.343</text:p>
          </table:table-cell>
          <table:table-cell table:style-name="ce7"/>
          <table:table-cell table:style-name="ce7" table:formula="of:=MIN([.F3:.F12])" office:value-type="float" office:value="1873.951" calcext:value-type="float">
            <text:p>1873.951</text:p>
          </table:table-cell>
          <table:table-cell table:style-name="ce7" table:formula="of:=MIN([.G3:.G12])" office:value-type="float" office:value="7815.693" calcext:value-type="float">
            <text:p>7815.693</text:p>
          </table:table-cell>
          <table:table-cell table:style-name="ce7" table:formula="of:=MIN([.H3:.H12])" office:value-type="float" office:value="7805.986" calcext:value-type="float">
            <text:p>7805.986</text:p>
          </table:table-cell>
          <table:table-cell table:style-name="ce7"/>
          <table:table-cell table:style-name="ce7" table:formula="of:=MIN([.J3:.J12])" office:value-type="float" office:value="964.329" calcext:value-type="float">
            <text:p>964.329</text:p>
          </table:table-cell>
          <table:table-cell table:style-name="ce7" table:formula="of:=MIN([.K3:.K12])" office:value-type="float" office:value="4004.763" calcext:value-type="float">
            <text:p>4004.763</text:p>
          </table:table-cell>
          <table:table-cell table:style-name="ce7" table:formula="of:=MIN([.L3:.L12])" office:value-type="float" office:value="3998.238" calcext:value-type="float">
            <text:p>3998.238</text:p>
          </table:table-cell>
          <table:table-cell table:style-name="ce7"/>
          <table:table-cell table:style-name="ce7" table:formula="of:=MIN([.N3:.N12])" office:value-type="float" office:value="714.37" calcext:value-type="float">
            <text:p>714.37</text:p>
          </table:table-cell>
          <table:table-cell table:style-name="ce7" table:formula="of:=MIN([.O3:.O12])" office:value-type="float" office:value="2915.327" calcext:value-type="float">
            <text:p>2915.327</text:p>
          </table:table-cell>
          <table:table-cell table:style-name="ce7" table:formula="of:=MIN([.P3:.P12])" office:value-type="float" office:value="2919.965" calcext:value-type="float">
            <text:p>2919.965</text:p>
          </table:table-cell>
          <table:table-cell table:style-name="ce7"/>
          <table:table-cell table:style-name="ce7" table:formula="of:=MIN([.R3:.R12])" office:value-type="float" office:value="688.732" calcext:value-type="float">
            <text:p>688.732</text:p>
          </table:table-cell>
          <table:table-cell table:style-name="ce7" table:formula="of:=MIN([.S3:.S12])" office:value-type="float" office:value="2815.311" calcext:value-type="float">
            <text:p>2815.311</text:p>
          </table:table-cell>
          <table:table-cell table:style-name="ce7" table:formula="of:=MIN([.T3:.T12])" office:value-type="float" office:value="2812.919" calcext:value-type="float">
            <text:p>2812.919</text:p>
          </table:table-cell>
          <table:table-cell table:style-name="ce7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0">
            <text:p>GPU</text:p>
          </table:table-cell>
          <table:table-cell table:style-name="ce1" office:value-type="string" calcext:value-type="string" table:number-columns-spanned="3" table:number-rows-spanned="10">
            <text:p>X</text:p>
          </table:table-cell>
          <table:covered-table-cell table:number-columns-repeated="2" table:style-name="ce2"/>
          <table:table-cell table:style-name="Default"/>
          <table:table-cell office:value-type="float" office:value="751.258" calcext:value-type="float">
            <text:p>751.258</text:p>
          </table:table-cell>
          <table:table-cell office:value-type="float" office:value="2478.392" calcext:value-type="float">
            <text:p>2478.392</text:p>
          </table:table-cell>
          <table:table-cell office:value-type="float" office:value="2488.861" calcext:value-type="float">
            <text:p>2488.861</text:p>
          </table:table-cell>
          <table:table-cell table:style-name="Default"/>
          <table:table-cell office:value-type="float" office:value="754.814" calcext:value-type="float">
            <text:p>754.814</text:p>
          </table:table-cell>
          <table:table-cell office:value-type="float" office:value="2500.152" calcext:value-type="float">
            <text:p>2500.152</text:p>
          </table:table-cell>
          <table:table-cell office:value-type="float" office:value="2497.345" calcext:value-type="float">
            <text:p>2497.345</text:p>
          </table:table-cell>
          <table:table-cell table:style-name="Default"/>
          <table:table-cell table:style-name="ce10" office:value-type="float" office:value="740.792" calcext:value-type="float">
            <text:p>740.792</text:p>
          </table:table-cell>
          <table:table-cell table:style-name="ce10" office:value-type="float" office:value="2444.512" calcext:value-type="float">
            <text:p>2444.512</text:p>
          </table:table-cell>
          <table:table-cell table:style-name="ce10" office:value-type="float" office:value="2443.673" calcext:value-type="float">
            <text:p>2443.673</text:p>
          </table:table-cell>
          <table:table-cell table:style-name="Default"/>
          <table:table-cell table:style-name="ce13" office:value-type="float" office:value="746.24" calcext:value-type="float">
            <text:p>746.24</text:p>
          </table:table-cell>
          <table:table-cell table:style-name="Default" office:value-type="float" office:value="2463.609" calcext:value-type="float">
            <text:p>2463.609</text:p>
          </table:table-cell>
          <table:table-cell table:style-name="ce14" office:value-type="float" office:value="2460.948" calcext:value-type="float">
            <text:p>2460.95</text:p>
          </table:table-cell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48.782" calcext:value-type="float">
            <text:p>748.782</text:p>
          </table:table-cell>
          <table:table-cell office:value-type="float" office:value="2475.711" calcext:value-type="float">
            <text:p>2475.711</text:p>
          </table:table-cell>
          <table:table-cell office:value-type="float" office:value="2477.993" calcext:value-type="float">
            <text:p>2477.993</text:p>
          </table:table-cell>
          <table:table-cell table:style-name="Default"/>
          <table:table-cell office:value-type="float" office:value="756.504" calcext:value-type="float">
            <text:p>756.504</text:p>
          </table:table-cell>
          <table:table-cell office:value-type="float" office:value="2489.521" calcext:value-type="float">
            <text:p>2489.521</text:p>
          </table:table-cell>
          <table:table-cell office:value-type="float" office:value="2493.554" calcext:value-type="float">
            <text:p>2493.554</text:p>
          </table:table-cell>
          <table:table-cell table:style-name="Default"/>
          <table:table-cell table:style-name="ce10" office:value-type="float" office:value="733.64" calcext:value-type="float">
            <text:p>733.64</text:p>
          </table:table-cell>
          <table:table-cell table:style-name="ce10" office:value-type="float" office:value="2443.648" calcext:value-type="float">
            <text:p>2443.648</text:p>
          </table:table-cell>
          <table:table-cell table:style-name="ce10" office:value-type="float" office:value="2441.729" calcext:value-type="float">
            <text:p>2441.729</text:p>
          </table:table-cell>
          <table:table-cell table:style-name="Default"/>
          <table:table-cell table:style-name="Default" office:value-type="float" office:value="745.178" calcext:value-type="float">
            <text:p>745.178</text:p>
          </table:table-cell>
          <table:table-cell table:style-name="Default" office:value-type="float" office:value="2466.341" calcext:value-type="float">
            <text:p>2466.341</text:p>
          </table:table-cell>
          <table:table-cell table:style-name="Default" office:value-type="float" office:value="2458.129" calcext:value-type="float">
            <text:p>2458.129</text:p>
          </table:table-cell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2.702" calcext:value-type="float">
            <text:p>752.702</text:p>
          </table:table-cell>
          <table:table-cell office:value-type="float" office:value="2476.189" calcext:value-type="float">
            <text:p>2476.189</text:p>
          </table:table-cell>
          <table:table-cell office:value-type="float" office:value="2492.988" calcext:value-type="float">
            <text:p>2492.988</text:p>
          </table:table-cell>
          <table:table-cell table:style-name="Default"/>
          <table:table-cell office:value-type="float" office:value="751.329" calcext:value-type="float">
            <text:p>751.329</text:p>
          </table:table-cell>
          <table:table-cell office:value-type="float" office:value="2498.531" calcext:value-type="float">
            <text:p>2498.531</text:p>
          </table:table-cell>
          <table:table-cell office:value-type="float" office:value="2515.292" calcext:value-type="float">
            <text:p>2515.292</text:p>
          </table:table-cell>
          <table:table-cell table:style-name="Default"/>
          <table:table-cell table:style-name="ce10" office:value-type="float" office:value="733.491" calcext:value-type="float">
            <text:p>733.491</text:p>
          </table:table-cell>
          <table:table-cell table:style-name="ce10" office:value-type="float" office:value="2461.944" calcext:value-type="float">
            <text:p>2461.944</text:p>
          </table:table-cell>
          <table:table-cell table:style-name="ce10" office:value-type="float" office:value="2441.523" calcext:value-type="float">
            <text:p>2441.523</text:p>
          </table:table-cell>
          <table:table-cell table:style-name="Default"/>
          <table:table-cell table:style-name="Default" office:value-type="float" office:value="751.981" calcext:value-type="float">
            <text:p>751.981</text:p>
          </table:table-cell>
          <table:table-cell table:style-name="Default" office:value-type="float" office:value="2466.557" calcext:value-type="float">
            <text:p>2466.557</text:p>
          </table:table-cell>
          <table:table-cell table:style-name="Default" office:value-type="float" office:value="2472.554" calcext:value-type="float">
            <text:p>2472.554</text:p>
          </table:table-cell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3.387" calcext:value-type="float">
            <text:p>753.387</text:p>
          </table:table-cell>
          <table:table-cell office:value-type="float" office:value="2476.684" calcext:value-type="float">
            <text:p>2476.684</text:p>
          </table:table-cell>
          <table:table-cell office:value-type="float" office:value="2480.444" calcext:value-type="float">
            <text:p>2480.444</text:p>
          </table:table-cell>
          <table:table-cell table:style-name="Default"/>
          <table:table-cell office:value-type="float" office:value="758.947" calcext:value-type="float">
            <text:p>758.947</text:p>
          </table:table-cell>
          <table:table-cell office:value-type="float" office:value="2492.816" calcext:value-type="float">
            <text:p>2492.816</text:p>
          </table:table-cell>
          <table:table-cell office:value-type="float" office:value="2489.435" calcext:value-type="float">
            <text:p>2489.435</text:p>
          </table:table-cell>
          <table:table-cell table:style-name="Default"/>
          <table:table-cell table:style-name="ce10" office:value-type="float" office:value="740.082" calcext:value-type="float">
            <text:p>740.082</text:p>
          </table:table-cell>
          <table:table-cell table:style-name="ce10" office:value-type="float" office:value="2443.826" calcext:value-type="float">
            <text:p>2443.826</text:p>
          </table:table-cell>
          <table:table-cell table:style-name="ce10" office:value-type="float" office:value="2441.864" calcext:value-type="float">
            <text:p>2441.864</text:p>
          </table:table-cell>
          <table:table-cell table:style-name="Default"/>
          <table:table-cell table:style-name="Default" office:value-type="float" office:value="748.196" calcext:value-type="float">
            <text:p>748.196</text:p>
          </table:table-cell>
          <table:table-cell table:style-name="Default" office:value-type="float" office:value="2486.683" calcext:value-type="float">
            <text:p>2486.683</text:p>
          </table:table-cell>
          <table:table-cell table:style-name="Default" office:value-type="float" office:value="2461.054" calcext:value-type="float">
            <text:p>2461.054</text:p>
          </table:table-cell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8.455" calcext:value-type="float">
            <text:p>758.455</text:p>
          </table:table-cell>
          <table:table-cell office:value-type="float" office:value="2475.957" calcext:value-type="float">
            <text:p>2475.957</text:p>
          </table:table-cell>
          <table:table-cell office:value-type="float" office:value="2484.693" calcext:value-type="float">
            <text:p>2484.693</text:p>
          </table:table-cell>
          <table:table-cell table:style-name="Default"/>
          <table:table-cell office:value-type="float" office:value="754.468" calcext:value-type="float">
            <text:p>754.468</text:p>
          </table:table-cell>
          <table:table-cell office:value-type="float" office:value="2490.46" calcext:value-type="float">
            <text:p>2490.46</text:p>
          </table:table-cell>
          <table:table-cell office:value-type="float" office:value="2486.518" calcext:value-type="float">
            <text:p>2486.518</text:p>
          </table:table-cell>
          <table:table-cell table:style-name="Default"/>
          <table:table-cell table:style-name="ce10" office:value-type="float" office:value="736.381" calcext:value-type="float">
            <text:p>736.381</text:p>
          </table:table-cell>
          <table:table-cell table:style-name="ce10" office:value-type="float" office:value="2457.58" calcext:value-type="float">
            <text:p>2457.58</text:p>
          </table:table-cell>
          <table:table-cell table:style-name="ce10" office:value-type="float" office:value="2473.682" calcext:value-type="float">
            <text:p>2473.682</text:p>
          </table:table-cell>
          <table:table-cell table:style-name="Default"/>
          <table:table-cell table:style-name="Default" office:value-type="float" office:value="754.324" calcext:value-type="float">
            <text:p>754.324</text:p>
          </table:table-cell>
          <table:table-cell table:style-name="Default" office:value-type="float" office:value="2463.355" calcext:value-type="float">
            <text:p>2463.355</text:p>
          </table:table-cell>
          <table:table-cell table:style-name="Default" office:value-type="float" office:value="2488.186" calcext:value-type="float">
            <text:p>2488.186</text:p>
          </table:table-cell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49.501" calcext:value-type="float">
            <text:p>749.501</text:p>
          </table:table-cell>
          <table:table-cell office:value-type="float" office:value="2504.299" calcext:value-type="float">
            <text:p>2504.299</text:p>
          </table:table-cell>
          <table:table-cell office:value-type="float" office:value="2481.072" calcext:value-type="float">
            <text:p>2481.072</text:p>
          </table:table-cell>
          <table:table-cell table:style-name="Default"/>
          <table:table-cell office:value-type="float" office:value="756.908" calcext:value-type="float">
            <text:p>756.908</text:p>
          </table:table-cell>
          <table:table-cell office:value-type="float" office:value="2486.942" calcext:value-type="float">
            <text:p>2486.942</text:p>
          </table:table-cell>
          <table:table-cell office:value-type="float" office:value="2499.965" calcext:value-type="float">
            <text:p>2499.965</text:p>
          </table:table-cell>
          <table:table-cell table:style-name="Default"/>
          <table:table-cell table:style-name="ce10" office:value-type="float" office:value="739.999" calcext:value-type="float">
            <text:p>739.999</text:p>
          </table:table-cell>
          <table:table-cell table:style-name="ce10" office:value-type="float" office:value="2443.454" calcext:value-type="float">
            <text:p>2443.454</text:p>
          </table:table-cell>
          <table:table-cell table:style-name="ce10" office:value-type="float" office:value="2442.503" calcext:value-type="float">
            <text:p>2442.503</text:p>
          </table:table-cell>
          <table:table-cell table:style-name="Default"/>
          <table:table-cell table:style-name="Default" office:value-type="float" office:value="747.021" calcext:value-type="float">
            <text:p>747.021</text:p>
          </table:table-cell>
          <table:table-cell table:style-name="Default" office:value-type="float" office:value="2459.471" calcext:value-type="float">
            <text:p>2459.471</text:p>
          </table:table-cell>
          <table:table-cell table:style-name="Default" office:value-type="float" office:value="2491.887" calcext:value-type="float">
            <text:p>2491.887</text:p>
          </table:table-cell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60.051" calcext:value-type="float">
            <text:p>760.051</text:p>
          </table:table-cell>
          <table:table-cell office:value-type="float" office:value="2477.788" calcext:value-type="float">
            <text:p>2477.788</text:p>
          </table:table-cell>
          <table:table-cell office:value-type="float" office:value="2479.857" calcext:value-type="float">
            <text:p>2479.857</text:p>
          </table:table-cell>
          <table:table-cell table:style-name="Default"/>
          <table:table-cell office:value-type="float" office:value="751.068" calcext:value-type="float">
            <text:p>751.068</text:p>
          </table:table-cell>
          <table:table-cell office:value-type="float" office:value="2494.641" calcext:value-type="float">
            <text:p>2494.641</text:p>
          </table:table-cell>
          <table:table-cell office:value-type="float" office:value="2495.042" calcext:value-type="float">
            <text:p>2495.042</text:p>
          </table:table-cell>
          <table:table-cell table:style-name="Default"/>
          <table:table-cell table:style-name="ce10" office:value-type="float" office:value="734.245" calcext:value-type="float">
            <text:p>734.245</text:p>
          </table:table-cell>
          <table:table-cell table:style-name="ce10" office:value-type="float" office:value="2443.712" calcext:value-type="float">
            <text:p>2443.712</text:p>
          </table:table-cell>
          <table:table-cell table:style-name="ce10" office:value-type="float" office:value="2442.705" calcext:value-type="float">
            <text:p>2442.705</text:p>
          </table:table-cell>
          <table:table-cell table:style-name="Default"/>
          <table:table-cell table:style-name="Default" office:value-type="float" office:value="747.237" calcext:value-type="float">
            <text:p>747.237</text:p>
          </table:table-cell>
          <table:table-cell table:style-name="Default" office:value-type="float" office:value="2461.644" calcext:value-type="float">
            <text:p>2461.644</text:p>
          </table:table-cell>
          <table:table-cell table:style-name="Default" office:value-type="float" office:value="2459.436" calcext:value-type="float">
            <text:p>2459.436</text:p>
          </table:table-cell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1.951" calcext:value-type="float">
            <text:p>751.951</text:p>
          </table:table-cell>
          <table:table-cell office:value-type="float" office:value="2501.742" calcext:value-type="float">
            <text:p>2501.742</text:p>
          </table:table-cell>
          <table:table-cell office:value-type="float" office:value="2506.628" calcext:value-type="float">
            <text:p>2506.628</text:p>
          </table:table-cell>
          <table:table-cell table:style-name="Default"/>
          <table:table-cell office:value-type="float" office:value="758.88" calcext:value-type="float">
            <text:p>758.88</text:p>
          </table:table-cell>
          <table:table-cell office:value-type="float" office:value="2499.091" calcext:value-type="float">
            <text:p>2499.091</text:p>
          </table:table-cell>
          <table:table-cell office:value-type="float" office:value="2505.343" calcext:value-type="float">
            <text:p>2505.343</text:p>
          </table:table-cell>
          <table:table-cell table:style-name="Default"/>
          <table:table-cell table:style-name="ce10" office:value-type="float" office:value="733.944" calcext:value-type="float">
            <text:p>733.944</text:p>
          </table:table-cell>
          <table:table-cell table:style-name="ce10" office:value-type="float" office:value="2445.294" calcext:value-type="float">
            <text:p>2445.294</text:p>
          </table:table-cell>
          <table:table-cell table:style-name="ce10" office:value-type="float" office:value="2454.873" calcext:value-type="float">
            <text:p>2454.873</text:p>
          </table:table-cell>
          <table:table-cell table:style-name="Default"/>
          <table:table-cell table:style-name="Default" office:value-type="float" office:value="742.295" calcext:value-type="float">
            <text:p>742.295</text:p>
          </table:table-cell>
          <table:table-cell table:style-name="Default" office:value-type="float" office:value="2460.063" calcext:value-type="float">
            <text:p>2460.063</text:p>
          </table:table-cell>
          <table:table-cell table:style-name="Default" office:value-type="float" office:value="2457.891" calcext:value-type="float">
            <text:p>2457.891</text:p>
          </table:table-cell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5.191" calcext:value-type="float">
            <text:p>755.191</text:p>
          </table:table-cell>
          <table:table-cell office:value-type="float" office:value="2476.712" calcext:value-type="float">
            <text:p>2476.712</text:p>
          </table:table-cell>
          <table:table-cell office:value-type="float" office:value="2491.08" calcext:value-type="float">
            <text:p>2491.08</text:p>
          </table:table-cell>
          <table:table-cell table:style-name="Default"/>
          <table:table-cell office:value-type="float" office:value="752.782" calcext:value-type="float">
            <text:p>752.782</text:p>
          </table:table-cell>
          <table:table-cell office:value-type="float" office:value="2495.308" calcext:value-type="float">
            <text:p>2495.308</text:p>
          </table:table-cell>
          <table:table-cell office:value-type="float" office:value="2488.284" calcext:value-type="float">
            <text:p>2488.284</text:p>
          </table:table-cell>
          <table:table-cell table:style-name="Default"/>
          <table:table-cell table:style-name="ce10" office:value-type="float" office:value="738.621" calcext:value-type="float">
            <text:p>738.621</text:p>
          </table:table-cell>
          <table:table-cell table:style-name="ce10" office:value-type="float" office:value="2443.506" calcext:value-type="float">
            <text:p>2443.506</text:p>
          </table:table-cell>
          <table:table-cell table:style-name="ce10" office:value-type="float" office:value="2441.719" calcext:value-type="float">
            <text:p>2441.719</text:p>
          </table:table-cell>
          <table:table-cell table:style-name="Default"/>
          <table:table-cell table:style-name="Default" office:value-type="float" office:value="748.816" calcext:value-type="float">
            <text:p>748.816</text:p>
          </table:table-cell>
          <table:table-cell table:style-name="Default" office:value-type="float" office:value="2459.265" calcext:value-type="float">
            <text:p>2459.265</text:p>
          </table:table-cell>
          <table:table-cell table:style-name="Default" office:value-type="float" office:value="2472.528" calcext:value-type="float">
            <text:p>2472.528</text:p>
          </table:table-cell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0.631" calcext:value-type="float">
            <text:p>750.631</text:p>
          </table:table-cell>
          <table:table-cell office:value-type="float" office:value="2476.287" calcext:value-type="float">
            <text:p>2476.287</text:p>
          </table:table-cell>
          <table:table-cell office:value-type="float" office:value="2480.022" calcext:value-type="float">
            <text:p>2480.022</text:p>
          </table:table-cell>
          <table:table-cell table:style-name="Default"/>
          <table:table-cell office:value-type="float" office:value="757.884" calcext:value-type="float">
            <text:p>757.884</text:p>
          </table:table-cell>
          <table:table-cell office:value-type="float" office:value="2487.972" calcext:value-type="float">
            <text:p>2487.972</text:p>
          </table:table-cell>
          <table:table-cell office:value-type="float" office:value="2488.831" calcext:value-type="float">
            <text:p>2488.831</text:p>
          </table:table-cell>
          <table:table-cell table:style-name="Default"/>
          <table:table-cell table:style-name="ce10" office:value-type="float" office:value="734.338" calcext:value-type="float">
            <text:p>734.338</text:p>
          </table:table-cell>
          <table:table-cell table:style-name="ce10" office:value-type="float" office:value="2473.037" calcext:value-type="float">
            <text:p>2473.037</text:p>
          </table:table-cell>
          <table:table-cell table:style-name="ce10" office:value-type="float" office:value="2439.92" calcext:value-type="float">
            <text:p>2439.92</text:p>
          </table:table-cell>
          <table:table-cell table:style-name="Default"/>
          <table:table-cell table:style-name="Default" office:value-type="float" office:value="745.13" calcext:value-type="float">
            <text:p>745.13</text:p>
          </table:table-cell>
          <table:table-cell table:style-name="Default" office:value-type="float" office:value="2461.934" calcext:value-type="float">
            <text:p>2461.934</text:p>
          </table:table-cell>
          <table:table-cell table:style-name="Default" office:value-type="float" office:value="2467.315" calcext:value-type="float">
            <text:p>2467.315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number-columns-repeated="4"/>
          <table:table-cell table:style-name="ce9" table:formula="of:=SUM([.F18:.F27])/COUNT([.F18:.F27])" office:value-type="float" office:value="753.1909" calcext:value-type="float">
            <text:p>753.1909</text:p>
          </table:table-cell>
          <table:table-cell table:style-name="ce9" table:formula="of:=SUM([.G18:.G27])/COUNT([.G18:.G27])" office:value-type="float" office:value="2481.9761" calcext:value-type="float">
            <text:p>2481.9761</text:p>
          </table:table-cell>
          <table:table-cell table:style-name="ce9" table:formula="of:=SUM([.H18:.H27])/COUNT([.H18:.H27])" office:value-type="float" office:value="2486.3638" calcext:value-type="float">
            <text:p>2486.3638</text:p>
          </table:table-cell>
          <table:table-cell/>
          <table:table-cell table:style-name="ce9" table:formula="of:=SUM([.J18:.J27])/COUNT([.J18:.J27])" office:value-type="float" office:value="755.3584" calcext:value-type="float">
            <text:p>755.3584</text:p>
          </table:table-cell>
          <table:table-cell table:style-name="ce9" table:formula="of:=SUM([.K18:.K27])/COUNT([.K18:.K27])" office:value-type="float" office:value="2493.5434" calcext:value-type="float">
            <text:p>2493.5434</text:p>
          </table:table-cell>
          <table:table-cell table:style-name="ce9" table:formula="of:=SUM([.L18:.L27])/COUNT([.L18:.L27])" office:value-type="float" office:value="2495.9609" calcext:value-type="float">
            <text:p>2495.9609</text:p>
          </table:table-cell>
          <table:table-cell/>
          <table:table-cell table:style-name="ce9" table:formula="of:=SUM([.N18:.N27])/COUNT([.N18:.N27])" office:value-type="float" office:value="736.5533" calcext:value-type="float">
            <text:p>736.5533</text:p>
          </table:table-cell>
          <table:table-cell table:style-name="ce9" table:formula="of:=SUM([.O18:.O27])/COUNT([.O18:.O27])" office:value-type="float" office:value="2450.0513" calcext:value-type="float">
            <text:p>2450.0513</text:p>
          </table:table-cell>
          <table:table-cell table:style-name="ce9" table:formula="of:=SUM([.P18:.P27])/COUNT([.P18:.P27])" office:value-type="float" office:value="2446.4191" calcext:value-type="float">
            <text:p>2446.4191</text:p>
          </table:table-cell>
          <table:table-cell table:style-name="ce9"/>
          <table:table-cell table:style-name="ce9" table:formula="of:=SUM([.R18:.R27])/COUNT([.R18:.R27])" office:value-type="float" office:value="747.6418" calcext:value-type="float">
            <text:p>747.6418</text:p>
          </table:table-cell>
          <table:table-cell table:style-name="ce9" table:formula="of:=SUM([.S18:.S27])/COUNT([.S18:.S27])" office:value-type="float" office:value="2464.8922" calcext:value-type="float">
            <text:p>2464.8922</text:p>
          </table:table-cell>
          <table:table-cell table:style-name="ce9" table:formula="of:=SUM([.T18:.T27])/COUNT([.T18:.T27])" office:value-type="float" office:value="2468.9928" calcext:value-type="float">
            <text:p>2468.9928</text:p>
          </table:table-cell>
          <table:table-cell table:style-name="ce7" table:number-columns-repeated="1004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number-columns-repeated="4"/>
          <table:table-cell table:style-name="ce9" table:formula="of:=MAX([.F18:.F27])" office:value-type="float" office:value="760.051" calcext:value-type="float">
            <text:p>760.051</text:p>
          </table:table-cell>
          <table:table-cell table:style-name="ce9" table:formula="of:=MAX([.G18:.G27])" office:value-type="float" office:value="2504.299" calcext:value-type="float">
            <text:p>2504.299</text:p>
          </table:table-cell>
          <table:table-cell table:style-name="ce9" table:formula="of:=MAX([.H18:.H27])" office:value-type="float" office:value="2506.628" calcext:value-type="float">
            <text:p>2506.628</text:p>
          </table:table-cell>
          <table:table-cell/>
          <table:table-cell table:style-name="ce9" table:formula="of:=MAX([.J18:.J27])" office:value-type="float" office:value="758.947" calcext:value-type="float">
            <text:p>758.947</text:p>
          </table:table-cell>
          <table:table-cell table:style-name="ce9" table:formula="of:=MAX([.K18:.K27])" office:value-type="float" office:value="2500.152" calcext:value-type="float">
            <text:p>2500.152</text:p>
          </table:table-cell>
          <table:table-cell table:style-name="ce9" table:formula="of:=MAX([.L18:.L27])" office:value-type="float" office:value="2515.292" calcext:value-type="float">
            <text:p>2515.292</text:p>
          </table:table-cell>
          <table:table-cell/>
          <table:table-cell table:style-name="ce9" table:formula="of:=MAX([.N18:.N27])" office:value-type="float" office:value="740.792" calcext:value-type="float">
            <text:p>740.792</text:p>
          </table:table-cell>
          <table:table-cell table:style-name="ce9" table:formula="of:=MAX([.O18:.O27])" office:value-type="float" office:value="2473.037" calcext:value-type="float">
            <text:p>2473.037</text:p>
          </table:table-cell>
          <table:table-cell table:style-name="ce9" table:formula="of:=MAX([.P18:.P27])" office:value-type="float" office:value="2473.682" calcext:value-type="float">
            <text:p>2473.682</text:p>
          </table:table-cell>
          <table:table-cell table:style-name="ce9"/>
          <table:table-cell table:style-name="ce9" table:formula="of:=MAX([.R18:.R27])" office:value-type="float" office:value="754.324" calcext:value-type="float">
            <text:p>754.324</text:p>
          </table:table-cell>
          <table:table-cell table:style-name="ce9" table:formula="of:=MAX([.S18:.S27])" office:value-type="float" office:value="2486.683" calcext:value-type="float">
            <text:p>2486.683</text:p>
          </table:table-cell>
          <table:table-cell table:style-name="ce9" table:formula="of:=MAX([.T18:.T27])" office:value-type="float" office:value="2491.887" calcext:value-type="float">
            <text:p>2491.887</text:p>
          </table:table-cell>
          <table:table-cell table:style-name="ce7" table:number-columns-repeated="1004"/>
        </table:table-row>
        <table:table-row table:style-name="ro1">
          <table:table-cell table:style-name="ce3" office:value-type="string" calcext:value-type="string">
            <text:p>min</text:p>
          </table:table-cell>
          <table:table-cell table:number-columns-repeated="4"/>
          <table:table-cell table:style-name="ce9" table:formula="of:=MIN([.F18:.F27])" office:value-type="float" office:value="748.782" calcext:value-type="float">
            <text:p>748.782</text:p>
          </table:table-cell>
          <table:table-cell table:style-name="ce9" table:formula="of:=MIN([.G18:.G27])" office:value-type="float" office:value="2475.711" calcext:value-type="float">
            <text:p>2475.711</text:p>
          </table:table-cell>
          <table:table-cell table:style-name="ce9" table:formula="of:=MIN([.H18:.H27])" office:value-type="float" office:value="2477.993" calcext:value-type="float">
            <text:p>2477.993</text:p>
          </table:table-cell>
          <table:table-cell/>
          <table:table-cell table:style-name="ce9" table:formula="of:=MIN([.J18:.J27])" office:value-type="float" office:value="751.068" calcext:value-type="float">
            <text:p>751.068</text:p>
          </table:table-cell>
          <table:table-cell table:style-name="ce9" table:formula="of:=MIN([.K18:.K27])" office:value-type="float" office:value="2486.942" calcext:value-type="float">
            <text:p>2486.942</text:p>
          </table:table-cell>
          <table:table-cell table:style-name="ce9" table:formula="of:=MIN([.L18:.L27])" office:value-type="float" office:value="2486.518" calcext:value-type="float">
            <text:p>2486.518</text:p>
          </table:table-cell>
          <table:table-cell/>
          <table:table-cell table:style-name="ce9" table:formula="of:=MIN([.N18:.N27])" office:value-type="float" office:value="733.491" calcext:value-type="float">
            <text:p>733.491</text:p>
          </table:table-cell>
          <table:table-cell table:style-name="ce9" table:formula="of:=MIN([.O18:.O27])" office:value-type="float" office:value="2443.454" calcext:value-type="float">
            <text:p>2443.454</text:p>
          </table:table-cell>
          <table:table-cell table:style-name="ce9" table:formula="of:=MIN([.P18:.P27])" office:value-type="float" office:value="2439.92" calcext:value-type="float">
            <text:p>2439.92</text:p>
          </table:table-cell>
          <table:table-cell table:style-name="ce9"/>
          <table:table-cell table:style-name="ce9" table:formula="of:=MIN([.R18:.R27])" office:value-type="float" office:value="742.295" calcext:value-type="float">
            <text:p>742.295</text:p>
          </table:table-cell>
          <table:table-cell table:style-name="ce9" table:formula="of:=MIN([.S18:.S27])" office:value-type="float" office:value="2459.265" calcext:value-type="float">
            <text:p>2459.265</text:p>
          </table:table-cell>
          <table:table-cell table:style-name="ce9" table:formula="of:=MIN([.T18:.T27])" office:value-type="float" office:value="2457.891" calcext:value-type="float">
            <text:p>2457.891</text:p>
          </table:table-cell>
          <table:table-cell table:style-name="ce7" table:number-columns-repeated="1004"/>
        </table:table-row>
        <table:table-row table:style-name="ro1">
          <table:table-cell table:style-name="ce4"/>
          <table:table-cell table:style-name="Default" table:number-columns-repeated="15"/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.00011516</text:p>
          </table:table-cell>
          <table:table-cell office:value-type="float" office:value="-0.000147" calcext:value-type="float">
            <text:p>-0.00014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.00011516</text:p>
          </table:table-cell>
          <table:table-cell office:value-type="float" office:value="-0.000147" calcext:value-type="float">
            <text:p>-0.00014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.00011516</text:p>
          </table:table-cell>
          <table:table-cell office:value-type="float" office:value="-0.000147" calcext:value-type="float">
            <text:p>-0.00014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.00011516</text:p>
          </table:table-cell>
          <table:table-cell office:value-type="float" office:value="-0.000147" calcext:value-type="float">
            <text:p>-0.00014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11516" calcext:value-type="float">
            <text:p>0.00011516</text:p>
          </table:table-cell>
          <table:table-cell table:style-name="Default" office:value-type="float" office:value="-0.000147" calcext:value-type="float">
            <text:p>-0.000147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B</text:p>
          </table:table-cell>
          <table:table-cell office:value-type="float" office:value="-0.00043" calcext:value-type="float">
            <text:p>-0.00043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-0.000139" calcext:value-type="float">
            <text:p>-0.000139</text:p>
          </table:table-cell>
          <table:table-cell table:style-name="Default"/>
          <table:table-cell office:value-type="float" office:value="-0.00043" calcext:value-type="float">
            <text:p>-0.00043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-0.000139" calcext:value-type="float">
            <text:p>-0.000139</text:p>
          </table:table-cell>
          <table:table-cell table:style-name="Default"/>
          <table:table-cell office:value-type="float" office:value="-0.00043" calcext:value-type="float">
            <text:p>-0.00043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-0.000139" calcext:value-type="float">
            <text:p>-0.000139</text:p>
          </table:table-cell>
          <table:table-cell table:style-name="Default"/>
          <table:table-cell office:value-type="float" office:value="-0.00043" calcext:value-type="float">
            <text:p>-0.00043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-0.000139" calcext:value-type="float">
            <text:p>-0.000139</text:p>
          </table:table-cell>
          <table:table-cell/>
          <table:table-cell table:style-name="Default" office:value-type="float" office:value="-0.00043" calcext:value-type="float">
            <text:p>-0.00043</text:p>
          </table:table-cell>
          <table:table-cell table:style-name="Default" office:value-type="float" office:value="-0.000194" calcext:value-type="float">
            <text:p>-0.000194</text:p>
          </table:table-cell>
          <table:table-cell table:style-name="Default" office:value-type="float" office:value="-0.000139" calcext:value-type="float">
            <text:p>-0.000139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8" office:value-type="float" office:value="0.00000088" calcext:value-type="float">
            <text:p>8.80E-007</text:p>
          </table:table-cell>
          <table:table-cell table:style-name="ce8" office:value-type="float" office:value="0.00000074" calcext:value-type="float">
            <text:p>7.40E-007</text:p>
          </table:table-cell>
          <table:table-cell table:style-name="ce8" office:value-type="float" office:value="0.0000005096" calcext:value-type="float">
            <text:p>5.10E-007</text:p>
          </table:table-cell>
          <table:table-cell table:style-name="ce8"/>
          <table:table-cell table:style-name="ce8" office:value-type="float" office:value="0.00000088" calcext:value-type="float">
            <text:p>8.80E-007</text:p>
          </table:table-cell>
          <table:table-cell table:style-name="ce8" office:value-type="float" office:value="0.00000074" calcext:value-type="float">
            <text:p>7.40E-007</text:p>
          </table:table-cell>
          <table:table-cell table:style-name="ce8" office:value-type="float" office:value="0.0000005096" calcext:value-type="float">
            <text:p>5.10E-007</text:p>
          </table:table-cell>
          <table:table-cell table:style-name="ce8"/>
          <table:table-cell table:style-name="ce8" office:value-type="float" office:value="0.00000088" calcext:value-type="float">
            <text:p>8.80E-007</text:p>
          </table:table-cell>
          <table:table-cell table:style-name="ce8" office:value-type="float" office:value="0.00000074" calcext:value-type="float">
            <text:p>7.40E-007</text:p>
          </table:table-cell>
          <table:table-cell table:style-name="ce8" office:value-type="float" office:value="0.0000005096" calcext:value-type="float">
            <text:p>5.10E-007</text:p>
          </table:table-cell>
          <table:table-cell table:style-name="Default"/>
          <table:table-cell table:style-name="ce8" office:value-type="float" office:value="0.00000088" calcext:value-type="float">
            <text:p>8.80E-007</text:p>
          </table:table-cell>
          <table:table-cell table:style-name="ce8" office:value-type="float" office:value="0.00000074" calcext:value-type="float">
            <text:p>7.40E-007</text:p>
          </table:table-cell>
          <table:table-cell table:style-name="ce8" office:value-type="float" office:value="0.0000005096" calcext:value-type="float">
            <text:p>5.10E-007</text:p>
          </table:table-cell>
          <table:table-cell/>
          <table:table-cell table:style-name="ce8" office:value-type="float" office:value="0.00000088" calcext:value-type="float">
            <text:p>8.80E-007</text:p>
          </table:table-cell>
          <table:table-cell table:style-name="ce8" office:value-type="float" office:value="0.00000074" calcext:value-type="float">
            <text:p>7.40E-007</text:p>
          </table:table-cell>
          <table:table-cell table:style-name="ce8" office:value-type="float" office:value="0.0000005096" calcext:value-type="float">
            <text:p>5.10E-007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000000007" calcext:value-type="float">
            <text:p>7.00E-010</text:p>
          </table:table-cell>
          <table:table-cell table:style-name="ce8" office:value-type="float" office:value="0.0000003882" calcext:value-type="float">
            <text:p>3.88E-007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 office:value-type="float" office:value="0.0000000007" calcext:value-type="float">
            <text:p>7.00E-010</text:p>
          </table:table-cell>
          <table:table-cell table:style-name="ce8" office:value-type="float" office:value="0.0000003882" calcext:value-type="float">
            <text:p>3.88E-007</text:p>
          </table:table-cell>
          <table:table-cell table:style-name="ce8"/>
          <table:table-cell table:style-name="ce8" office:value-type="float" office:value="5.32907E-015" calcext:value-type="float">
            <text:p>5.33E-015</text:p>
          </table:table-cell>
          <table:table-cell table:style-name="ce8" office:value-type="float" office:value="0.0000000007" calcext:value-type="float">
            <text:p>7.00E-010</text:p>
          </table:table-cell>
          <table:table-cell table:style-name="ce8" office:value-type="float" office:value="0.0000003882" calcext:value-type="float">
            <text:p>3.88E-007</text:p>
          </table:table-cell>
          <table:table-cell table:style-name="Default"/>
          <table:table-cell table:style-name="ce8" office:value-type="float" office:value="5.32907E-015" calcext:value-type="float">
            <text:p>5.33E-015</text:p>
          </table:table-cell>
          <table:table-cell table:style-name="ce8" office:value-type="float" office:value="0.0000000007" calcext:value-type="float">
            <text:p>7.00E-010</text:p>
          </table:table-cell>
          <table:table-cell table:style-name="ce8" office:value-type="float" office:value="0.0000003882" calcext:value-type="float">
            <text:p>3.88E-007</text:p>
          </table:table-cell>
          <table:table-cell/>
          <table:table-cell table:style-name="ce8" office:value-type="float" office:value="5.32907E-015" calcext:value-type="float">
            <text:p>5.33E-015</text:p>
          </table:table-cell>
          <table:table-cell table:style-name="ce8" office:value-type="float" office:value="0.0000000007" calcext:value-type="float">
            <text:p>7.00E-010</text:p>
          </table:table-cell>
          <table:table-cell table:style-name="ce8" office:value-type="float" office:value="0.0000003882" calcext:value-type="float">
            <text:p>3.88E-007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000000561" calcext:value-type="float">
            <text:p>5.61E-008</text:p>
          </table:table-cell>
          <table:table-cell table:style-name="ce8" office:value-type="float" office:value="-0.00000014404" calcext:value-type="float">
            <text:p>-1.44E-007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 office:value-type="float" office:value="0.0000000561" calcext:value-type="float">
            <text:p>5.61E-008</text:p>
          </table:table-cell>
          <table:table-cell table:style-name="ce8" office:value-type="float" office:value="-0.00000014404" calcext:value-type="float">
            <text:p>-1.44E-007</text:p>
          </table:table-cell>
          <table:table-cell table:style-name="ce8"/>
          <table:table-cell table:style-name="ce8" office:value-type="float" office:value="5.32907E-015" calcext:value-type="float">
            <text:p>5.33E-015</text:p>
          </table:table-cell>
          <table:table-cell table:style-name="ce8" office:value-type="float" office:value="0.0000000561" calcext:value-type="float">
            <text:p>5.61E-008</text:p>
          </table:table-cell>
          <table:table-cell table:style-name="ce8" office:value-type="float" office:value="-0.00000014404" calcext:value-type="float">
            <text:p>-1.44E-007</text:p>
          </table:table-cell>
          <table:table-cell table:style-name="Default"/>
          <table:table-cell table:style-name="ce8" office:value-type="float" office:value="5.32907E-015" calcext:value-type="float">
            <text:p>5.33E-015</text:p>
          </table:table-cell>
          <table:table-cell table:style-name="ce8" office:value-type="float" office:value="0.0000000561" calcext:value-type="float">
            <text:p>5.61E-008</text:p>
          </table:table-cell>
          <table:table-cell table:style-name="ce8" office:value-type="float" office:value="-0.00000014404" calcext:value-type="float">
            <text:p>-1.44E-007</text:p>
          </table:table-cell>
          <table:table-cell/>
          <table:table-cell table:style-name="ce8" office:value-type="float" office:value="5.32907E-015" calcext:value-type="float">
            <text:p>5.33E-015</text:p>
          </table:table-cell>
          <table:table-cell table:style-name="ce8" office:value-type="float" office:value="0.0000000561" calcext:value-type="float">
            <text:p>5.61E-008</text:p>
          </table:table-cell>
          <table:table-cell table:style-name="ce8" office:value-type="float" office:value="-0.00000014404" calcext:value-type="float">
            <text:p>-1.44E-007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Stack</text:p>
          </table:table-cell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/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/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 table:style-name="Default"/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/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Semblance</text:p>
          </table:table-cell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5" calcext:value-type="float">
            <text:p>0.990795</text:p>
          </table:table-cell>
          <table:table-cell/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6" calcext:value-type="float">
            <text:p>0.990796</text:p>
          </table:table-cell>
          <table:table-cell/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6" calcext:value-type="float">
            <text:p>0.990796</text:p>
          </table:table-cell>
          <table:table-cell table:style-name="Default"/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6" calcext:value-type="float">
            <text:p>0.990796</text:p>
          </table:table-cell>
          <table:table-cell/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6" calcext:value-type="float">
            <text:p>0.990796</text:p>
          </table:table-cell>
          <table:table-cell table:number-columns-repeated="1004"/>
        </table:table-row>
        <table:table-row table:style-name="ro1">
          <table:table-cell table:style-name="ce4"/>
          <table:table-cell table:number-columns-repeated="4"/>
          <table:table-cell table:style-name="Default" table:number-columns-repeated="3"/>
          <table:table-cell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4" office:value-type="string" calcext:value-type="string">
            <text:p>Diferença A</text:p>
          </table:table-cell>
          <table:table-cell table:number-columns-repeated="4"/>
          <table:table-cell table:formula="of:=ABS([.B33]-[.F33])" office:value-type="float" office:value="0" calcext:value-type="float">
            <text:p>0</text:p>
          </table:table-cell>
          <table:table-cell table:formula="of:=ABS([.C33]-[.G33])" office:value-type="float" office:value="0" calcext:value-type="float">
            <text:p>0</text:p>
          </table:table-cell>
          <table:table-cell table:formula="of:=ABS([.D33]-[.H33])" office:value-type="float" office:value="0" calcext:value-type="float">
            <text:p>0</text:p>
          </table:table-cell>
          <table:table-cell/>
          <table:table-cell table:formula="of:=ABS([.B33]-[.J33])" office:value-type="float" office:value="0" calcext:value-type="float">
            <text:p>0</text:p>
          </table:table-cell>
          <table:table-cell table:formula="of:=ABS([.C33]-[.K33])" office:value-type="float" office:value="0" calcext:value-type="float">
            <text:p>0</text:p>
          </table:table-cell>
          <table:table-cell table:formula="of:=ABS([.D33]-[.L33])" office:value-type="float" office:value="0" calcext:value-type="float">
            <text:p>0</text:p>
          </table:table-cell>
          <table:table-cell table:style-name="Default"/>
          <table:table-cell table:formula="of:=ABS([.B33]-[.N33])" office:value-type="float" office:value="0" calcext:value-type="float">
            <text:p>0</text:p>
          </table:table-cell>
          <table:table-cell table:formula="of:=ABS([.C33]-[.O33])" office:value-type="float" office:value="0" calcext:value-type="float">
            <text:p>0</text:p>
          </table:table-cell>
          <table:table-cell table:formula="of:=ABS([.D33]-[.P33])" office:value-type="float" office:value="0" calcext:value-type="float">
            <text:p>0</text:p>
          </table:table-cell>
          <table:table-cell/>
          <table:table-cell table:formula="of:=ABS([.B33]-[.R33])" office:value-type="float" office:value="0" calcext:value-type="float">
            <text:p>0</text:p>
          </table:table-cell>
          <table:table-cell table:formula="of:=ABS([.C33]-[.S33])" office:value-type="float" office:value="0" calcext:value-type="float">
            <text:p>0</text:p>
          </table:table-cell>
          <table:table-cell table:formula="of:=ABS([.D33]-[.T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ferença B</text:p>
          </table:table-cell>
          <table:table-cell table:number-columns-repeated="4"/>
          <table:table-cell table:formula="of:=ABS([.B34]-[.F34])" office:value-type="float" office:value="0" calcext:value-type="float">
            <text:p>0</text:p>
          </table:table-cell>
          <table:table-cell table:formula="of:=ABS([.C34]-[.G34])" office:value-type="float" office:value="0" calcext:value-type="float">
            <text:p>0</text:p>
          </table:table-cell>
          <table:table-cell table:formula="of:=ABS([.D34]-[.H34])" office:value-type="float" office:value="0" calcext:value-type="float">
            <text:p>0</text:p>
          </table:table-cell>
          <table:table-cell/>
          <table:table-cell table:formula="of:=ABS([.B34]-[.J34])" office:value-type="float" office:value="0" calcext:value-type="float">
            <text:p>0</text:p>
          </table:table-cell>
          <table:table-cell table:formula="of:=ABS([.C34]-[.K34])" office:value-type="float" office:value="0" calcext:value-type="float">
            <text:p>0</text:p>
          </table:table-cell>
          <table:table-cell table:formula="of:=ABS([.D34]-[.L34])" office:value-type="float" office:value="0" calcext:value-type="float">
            <text:p>0</text:p>
          </table:table-cell>
          <table:table-cell table:style-name="Default"/>
          <table:table-cell table:formula="of:=ABS([.B34]-[.N34])" office:value-type="float" office:value="0" calcext:value-type="float">
            <text:p>0</text:p>
          </table:table-cell>
          <table:table-cell table:formula="of:=ABS([.C34]-[.O34])" office:value-type="float" office:value="0" calcext:value-type="float">
            <text:p>0</text:p>
          </table:table-cell>
          <table:table-cell table:formula="of:=ABS([.D34]-[.P34])" office:value-type="float" office:value="0" calcext:value-type="float">
            <text:p>0</text:p>
          </table:table-cell>
          <table:table-cell/>
          <table:table-cell table:formula="of:=ABS([.B34]-[.R34])" office:value-type="float" office:value="0" calcext:value-type="float">
            <text:p>0</text:p>
          </table:table-cell>
          <table:table-cell table:formula="of:=ABS([.C34]-[.S34])" office:value-type="float" office:value="0" calcext:value-type="float">
            <text:p>0</text:p>
          </table:table-cell>
          <table:table-cell table:formula="of:=ABS([.D34]-[.T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ferença C</text:p>
          </table:table-cell>
          <table:table-cell table:number-columns-repeated="4"/>
          <table:table-cell table:formula="of:=ABS([.B35]-[.F35])" office:value-type="float" office:value="0" calcext:value-type="float">
            <text:p>0</text:p>
          </table:table-cell>
          <table:table-cell table:formula="of:=ABS([.C35]-[.G35])" office:value-type="float" office:value="0" calcext:value-type="float">
            <text:p>0</text:p>
          </table:table-cell>
          <table:table-cell table:formula="of:=ABS([.D35]-[.H35])" office:value-type="float" office:value="0" calcext:value-type="float">
            <text:p>0</text:p>
          </table:table-cell>
          <table:table-cell/>
          <table:table-cell table:formula="of:=ABS([.B35]-[.J35])" office:value-type="float" office:value="0" calcext:value-type="float">
            <text:p>0</text:p>
          </table:table-cell>
          <table:table-cell table:formula="of:=ABS([.C35]-[.K35])" office:value-type="float" office:value="0" calcext:value-type="float">
            <text:p>0</text:p>
          </table:table-cell>
          <table:table-cell table:formula="of:=ABS([.D35]-[.L35])" office:value-type="float" office:value="0" calcext:value-type="float">
            <text:p>0</text:p>
          </table:table-cell>
          <table:table-cell table:style-name="Default"/>
          <table:table-cell table:formula="of:=ABS([.B35]-[.N35])" office:value-type="float" office:value="0" calcext:value-type="float">
            <text:p>0</text:p>
          </table:table-cell>
          <table:table-cell table:formula="of:=ABS([.C35]-[.O35])" office:value-type="float" office:value="0" calcext:value-type="float">
            <text:p>0</text:p>
          </table:table-cell>
          <table:table-cell table:formula="of:=ABS([.D35]-[.P35])" office:value-type="float" office:value="0" calcext:value-type="float">
            <text:p>0</text:p>
          </table:table-cell>
          <table:table-cell/>
          <table:table-cell table:formula="of:=ABS([.B35]-[.R35])" office:value-type="float" office:value="0" calcext:value-type="float">
            <text:p>0</text:p>
          </table:table-cell>
          <table:table-cell table:formula="of:=ABS([.C35]-[.S35])" office:value-type="float" office:value="0" calcext:value-type="float">
            <text:p>0</text:p>
          </table:table-cell>
          <table:table-cell table:formula="of:=ABS([.D35]-[.T3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ferença D</text:p>
          </table:table-cell>
          <table:table-cell table:number-columns-repeated="4"/>
          <table:table-cell table:formula="of:=ABS([.B36]-[.F36])" office:value-type="float" office:value="0" calcext:value-type="float">
            <text:p>0</text:p>
          </table:table-cell>
          <table:table-cell table:formula="of:=ABS([.C36]-[.G36])" office:value-type="float" office:value="0" calcext:value-type="float">
            <text:p>0</text:p>
          </table:table-cell>
          <table:table-cell table:formula="of:=ABS([.D36]-[.H36])" office:value-type="float" office:value="0" calcext:value-type="float">
            <text:p>0</text:p>
          </table:table-cell>
          <table:table-cell/>
          <table:table-cell table:formula="of:=ABS([.B36]-[.J36])" office:value-type="float" office:value="5.32907E-015" calcext:value-type="float">
            <text:p>5.32907E-015</text:p>
          </table:table-cell>
          <table:table-cell table:formula="of:=ABS([.C36]-[.K36])" office:value-type="float" office:value="0" calcext:value-type="float">
            <text:p>0</text:p>
          </table:table-cell>
          <table:table-cell table:formula="of:=ABS([.D36]-[.L36])" office:value-type="float" office:value="0" calcext:value-type="float">
            <text:p>0</text:p>
          </table:table-cell>
          <table:table-cell table:style-name="Default"/>
          <table:table-cell table:formula="of:=ABS([.B36]-[.N36])" office:value-type="float" office:value="5.32907E-015" calcext:value-type="float">
            <text:p>5.32907E-015</text:p>
          </table:table-cell>
          <table:table-cell table:formula="of:=ABS([.C36]-[.O36])" office:value-type="float" office:value="0" calcext:value-type="float">
            <text:p>0</text:p>
          </table:table-cell>
          <table:table-cell table:formula="of:=ABS([.D36]-[.P36])" office:value-type="float" office:value="0" calcext:value-type="float">
            <text:p>0</text:p>
          </table:table-cell>
          <table:table-cell/>
          <table:table-cell table:formula="of:=ABS([.B36]-[.R36])" office:value-type="float" office:value="5.32907E-015" calcext:value-type="float">
            <text:p>5.32907E-015</text:p>
          </table:table-cell>
          <table:table-cell table:formula="of:=ABS([.C36]-[.S36])" office:value-type="float" office:value="0" calcext:value-type="float">
            <text:p>0</text:p>
          </table:table-cell>
          <table:table-cell table:formula="of:=ABS([.D36]-[.T3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ferença E</text:p>
          </table:table-cell>
          <table:table-cell table:number-columns-repeated="4"/>
          <table:table-cell table:formula="of:=ABS([.B37]-[.F37])" office:value-type="float" office:value="0" calcext:value-type="float">
            <text:p>0</text:p>
          </table:table-cell>
          <table:table-cell table:formula="of:=ABS([.C37]-[.G37])" office:value-type="float" office:value="0" calcext:value-type="float">
            <text:p>0</text:p>
          </table:table-cell>
          <table:table-cell table:formula="of:=ABS([.D37]-[.H37])" office:value-type="float" office:value="0" calcext:value-type="float">
            <text:p>0</text:p>
          </table:table-cell>
          <table:table-cell/>
          <table:table-cell table:formula="of:=ABS([.B37]-[.J37])" office:value-type="float" office:value="5.32907E-015" calcext:value-type="float">
            <text:p>5.32907E-015</text:p>
          </table:table-cell>
          <table:table-cell table:formula="of:=ABS([.C37]-[.K37])" office:value-type="float" office:value="0" calcext:value-type="float">
            <text:p>0</text:p>
          </table:table-cell>
          <table:table-cell table:formula="of:=ABS([.D37]-[.L37])" office:value-type="float" office:value="0" calcext:value-type="float">
            <text:p>0</text:p>
          </table:table-cell>
          <table:table-cell table:style-name="Default"/>
          <table:table-cell table:formula="of:=ABS([.B37]-[.N37])" office:value-type="float" office:value="5.32907E-015" calcext:value-type="float">
            <text:p>5.32907E-015</text:p>
          </table:table-cell>
          <table:table-cell table:formula="of:=ABS([.C37]-[.O37])" office:value-type="float" office:value="0" calcext:value-type="float">
            <text:p>0</text:p>
          </table:table-cell>
          <table:table-cell table:formula="of:=ABS([.D37]-[.P37])" office:value-type="float" office:value="0" calcext:value-type="float">
            <text:p>0</text:p>
          </table:table-cell>
          <table:table-cell/>
          <table:table-cell table:formula="of:=ABS([.B37]-[.R37])" office:value-type="float" office:value="5.32907E-015" calcext:value-type="float">
            <text:p>5.32907E-015</text:p>
          </table:table-cell>
          <table:table-cell table:formula="of:=ABS([.C37]-[.S37])" office:value-type="float" office:value="0" calcext:value-type="float">
            <text:p>0</text:p>
          </table:table-cell>
          <table:table-cell table:formula="of:=ABS([.D37]-[.T3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ferença Stack</text:p>
          </table:table-cell>
          <table:table-cell table:number-columns-repeated="4"/>
          <table:table-cell table:formula="of:=ABS([.B38]-[.F38])" office:value-type="float" office:value="0" calcext:value-type="float">
            <text:p>0</text:p>
          </table:table-cell>
          <table:table-cell table:formula="of:=ABS([.C38]-[.G38])" office:value-type="float" office:value="0" calcext:value-type="float">
            <text:p>0</text:p>
          </table:table-cell>
          <table:table-cell table:formula="of:=ABS([.D38]-[.H38])" office:value-type="float" office:value="0" calcext:value-type="float">
            <text:p>0</text:p>
          </table:table-cell>
          <table:table-cell/>
          <table:table-cell table:formula="of:=ABS([.B38]-[.J38])" office:value-type="float" office:value="0" calcext:value-type="float">
            <text:p>0</text:p>
          </table:table-cell>
          <table:table-cell table:formula="of:=ABS([.C38]-[.K38])" office:value-type="float" office:value="0" calcext:value-type="float">
            <text:p>0</text:p>
          </table:table-cell>
          <table:table-cell table:formula="of:=ABS([.D38]-[.L38])" office:value-type="float" office:value="0" calcext:value-type="float">
            <text:p>0</text:p>
          </table:table-cell>
          <table:table-cell table:style-name="Default"/>
          <table:table-cell table:formula="of:=ABS([.B38]-[.N38])" office:value-type="float" office:value="0" calcext:value-type="float">
            <text:p>0</text:p>
          </table:table-cell>
          <table:table-cell table:formula="of:=ABS([.C38]-[.O38])" office:value-type="float" office:value="0" calcext:value-type="float">
            <text:p>0</text:p>
          </table:table-cell>
          <table:table-cell table:formula="of:=ABS([.D38]-[.P38])" office:value-type="float" office:value="0" calcext:value-type="float">
            <text:p>0</text:p>
          </table:table-cell>
          <table:table-cell/>
          <table:table-cell table:formula="of:=ABS([.B38]-[.R38])" office:value-type="float" office:value="0" calcext:value-type="float">
            <text:p>0</text:p>
          </table:table-cell>
          <table:table-cell table:formula="of:=ABS([.C38]-[.S38])" office:value-type="float" office:value="0" calcext:value-type="float">
            <text:p>0</text:p>
          </table:table-cell>
          <table:table-cell table:formula="of:=ABS([.D38]-[.T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ferença Semblance</text:p>
          </table:table-cell>
          <table:table-cell table:number-columns-repeated="4"/>
          <table:table-cell table:formula="of:=ABS([.B39]-[.F39])" office:value-type="float" office:value="0" calcext:value-type="float">
            <text:p>0</text:p>
          </table:table-cell>
          <table:table-cell table:formula="of:=ABS([.C39]-[.G39])" office:value-type="float" office:value="0" calcext:value-type="float">
            <text:p>0</text:p>
          </table:table-cell>
          <table:table-cell table:formula="of:=ABS([.D39]-[.H39])" office:value-type="float" office:value="0.00000100000000002876" calcext:value-type="float">
            <text:p>0.000001</text:p>
          </table:table-cell>
          <table:table-cell/>
          <table:table-cell table:formula="of:=ABS([.B39]-[.J39])" office:value-type="float" office:value="0" calcext:value-type="float">
            <text:p>0</text:p>
          </table:table-cell>
          <table:table-cell table:formula="of:=ABS([.C39]-[.K39])" office:value-type="float" office:value="0" calcext:value-type="float">
            <text:p>0</text:p>
          </table:table-cell>
          <table:table-cell table:formula="of:=ABS([.D39]-[.L39])" office:value-type="float" office:value="0.00000100000000002876" calcext:value-type="float">
            <text:p>0.000001</text:p>
          </table:table-cell>
          <table:table-cell table:style-name="Default"/>
          <table:table-cell table:formula="of:=ABS([.B39]-[.N39])" office:value-type="float" office:value="0" calcext:value-type="float">
            <text:p>0</text:p>
          </table:table-cell>
          <table:table-cell table:formula="of:=ABS([.C39]-[.O39])" office:value-type="float" office:value="0" calcext:value-type="float">
            <text:p>0</text:p>
          </table:table-cell>
          <table:table-cell table:formula="of:=ABS([.D39]-[.P39])" office:value-type="float" office:value="0.00000100000000002876" calcext:value-type="float">
            <text:p>0.000001</text:p>
          </table:table-cell>
          <table:table-cell/>
          <table:table-cell table:formula="of:=ABS([.B39]-[.R39])" office:value-type="float" office:value="0" calcext:value-type="float">
            <text:p>0</text:p>
          </table:table-cell>
          <table:table-cell table:formula="of:=ABS([.C39]-[.S39])" office:value-type="float" office:value="0" calcext:value-type="float">
            <text:p>0</text:p>
          </table:table-cell>
          <table:table-cell table:formula="of:=ABS([.D39]-[.T39])" office:value-type="float" office:value="0.00000100000000002876" calcext:value-type="float">
            <text:p>0.000001</text:p>
          </table:table-cell>
          <table:table-cell table:number-columns-repeated="1004"/>
        </table:table-row>
        <table:table-row table:style-name="ro1" table:number-rows-repeated="12">
          <table:table-cell table:number-columns-repeated="9"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Default" table:number-columns-repeated="2"/>
          <table:table-cell office:value-type="string" calcext:value-type="string">
            <text:p>N</text:p>
          </table:table-cell>
          <table:table-cell table:style-name="Default"/>
          <table:table-cell office:value-type="string" calcext:value-type="string">
            <text:p>step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formula="of:=[.J41]/[.N61]" office:value-type="float" office:value="0" calcext:value-type="float">
            <text:p>0</text:p>
          </table:table-cell>
          <table:table-cell table:formula="of:=([.K61]-[.J61])/[.L61]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-0.00143" calcext:value-type="float">
            <text:p>-0.00143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20" calcext:value-type="float">
            <text:p>20</text:p>
          </table:table-cell>
          <table:table-cell table:formula="of:=[.J42]/[.N62]" office:value-type="float" office:value="0" calcext:value-type="float">
            <text:p>0</text:p>
          </table:table-cell>
          <table:table-cell table:formula="of:=([.K62]-[.J62])/[.L62]" office:value-type="float" office:value="0.0001" calcext:value-type="float">
            <text:p>0.0001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" office:value-type="float" office:value="0.00000078" calcext:value-type="float">
            <text:p>7.80E-007</text:p>
          </table:table-cell>
          <table:table-cell table:style-name="ce8" office:value-type="float" office:value="0.00000098" calcext:value-type="float">
            <text:p>9.80E-007</text:p>
          </table:table-cell>
          <table:table-cell office:value-type="float" office:value="20" calcext:value-type="float">
            <text:p>20</text:p>
          </table:table-cell>
          <table:table-cell table:formula="of:=[.J43]/[.N63]" office:value-type="float" office:value="0" calcext:value-type="float">
            <text:p>0</text:p>
          </table:table-cell>
          <table:table-cell table:formula="of:=([.K63]-[.J63])/[.L63]" office:value-type="float" office:value="0.00000001" calcext:value-type="float">
            <text:p>0.00000001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" office:value-type="float" office:value="-0.0000001" calcext:value-type="float">
            <text:p>-1.00E-007</text:p>
          </table:table-cell>
          <table:table-cell table:style-name="ce8" office:value-type="float" office:value="0.0000001" calcext:value-type="float">
            <text:p>1.00E-007</text:p>
          </table:table-cell>
          <table:table-cell office:value-type="float" office:value="20" calcext:value-type="float">
            <text:p>20</text:p>
          </table:table-cell>
          <table:table-cell table:formula="of:=[.J44]/[.N64]" office:value-type="float" office:value="0.000000532907" calcext:value-type="float">
            <text:p>5.32907E-007</text:p>
          </table:table-cell>
          <table:table-cell table:formula="of:=([.K64]-[.J64])/[.L64]" office:value-type="float" office:value="0.00000001" calcext:value-type="float">
            <text:p>0.00000001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" office:value-type="float" office:value="-0.0000001" calcext:value-type="float">
            <text:p>-1.00E-007</text:p>
          </table:table-cell>
          <table:table-cell table:style-name="ce8" office:value-type="float" office:value="0.0000001" calcext:value-type="float">
            <text:p>1.00E-007</text:p>
          </table:table-cell>
          <table:table-cell office:value-type="float" office:value="20" calcext:value-type="float">
            <text:p>20</text:p>
          </table:table-cell>
          <table:table-cell table:formula="of:=[.J45]/[.N65]" office:value-type="float" office:value="0.000000532907" calcext:value-type="float">
            <text:p>5.32907E-007</text:p>
          </table:table-cell>
          <table:table-cell table:formula="of:=([.K65]-[.J65])/[.L65]" office:value-type="float" office:value="0.00000001" calcext:value-type="float">
            <text:p>0.00000001</text:p>
          </table:table-cell>
          <table:table-cell table:number-columns-repeated="101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lsize_cpu" table:style-name="ta2">
        <office:forms form:automatic-focus="false" form:apply-design-mode="false"/>
        <table:table-column table:style-name="co3" table:number-columns-repeated="1024" table:default-cell-style-name="ce5"/>
        <table:table-row table:style-name="ro1">
          <table:table-cell/>
          <table:table-cell table:style-name="ce15" office:value-type="string" calcext:value-type="string" table:number-columns-spanned="6" table:number-rows-spanned="1">
            <text:p>Teste 1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Teste 2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Teste 3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2.503" calcext:value-type="float">
            <text:p>692.503</text:p>
          </table:table-cell>
          <table:table-cell office:value-type="float" office:value="691.524" calcext:value-type="float">
            <text:p>691.524</text:p>
          </table:table-cell>
          <table:table-cell office:value-type="float" office:value="712.496" calcext:value-type="float">
            <text:p>712.496</text:p>
          </table:table-cell>
          <table:table-cell office:value-type="float" office:value="704.589" calcext:value-type="float">
            <text:p>704.589</text:p>
          </table:table-cell>
          <table:table-cell office:value-type="float" office:value="835.231" calcext:value-type="float">
            <text:p>835.231</text:p>
          </table:table-cell>
          <table:table-cell office:value-type="float" office:value="2612.013" calcext:value-type="float">
            <text:p>2612.013</text:p>
          </table:table-cell>
          <table:table-cell/>
          <table:table-cell office:value-type="float" office:value="2824.15" calcext:value-type="float">
            <text:p>2824.15</text:p>
          </table:table-cell>
          <table:table-cell office:value-type="float" office:value="2830.387" calcext:value-type="float">
            <text:p>2830.387</text:p>
          </table:table-cell>
          <table:table-cell office:value-type="float" office:value="2872.448" calcext:value-type="float">
            <text:p>2872.448</text:p>
          </table:table-cell>
          <table:table-cell office:value-type="float" office:value="2821.476" calcext:value-type="float">
            <text:p>2821.476</text:p>
          </table:table-cell>
          <table:table-cell office:value-type="float" office:value="2823.598" calcext:value-type="float">
            <text:p>2823.598</text:p>
          </table:table-cell>
          <table:table-cell office:value-type="float" office:value="10650.574" calcext:value-type="float">
            <text:p>10650.574</text:p>
          </table:table-cell>
          <table:table-cell/>
          <table:table-cell office:value-type="float" office:value="2822.479" calcext:value-type="float">
            <text:p>2822.479</text:p>
          </table:table-cell>
          <table:table-cell office:value-type="float" office:value="2825.307" calcext:value-type="float">
            <text:p>2825.307</text:p>
          </table:table-cell>
          <table:table-cell office:value-type="float" office:value="2865.736" calcext:value-type="float">
            <text:p>2865.736</text:p>
          </table:table-cell>
          <table:table-cell office:value-type="float" office:value="2821.054" calcext:value-type="float">
            <text:p>2821.054</text:p>
          </table:table-cell>
          <table:table-cell office:value-type="float" office:value="2830.082" calcext:value-type="float">
            <text:p>2830.082</text:p>
          </table:table-cell>
          <table:table-cell office:value-type="float" office:value="10636.922" calcext:value-type="float">
            <text:p>10636.92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1.35" calcext:value-type="float">
            <text:p>691.35</text:p>
          </table:table-cell>
          <table:table-cell office:value-type="float" office:value="688.96" calcext:value-type="float">
            <text:p>688.96</text:p>
          </table:table-cell>
          <table:table-cell office:value-type="float" office:value="720.658" calcext:value-type="float">
            <text:p>720.658</text:p>
          </table:table-cell>
          <table:table-cell office:value-type="float" office:value="711.33" calcext:value-type="float">
            <text:p>711.33</text:p>
          </table:table-cell>
          <table:table-cell office:value-type="float" office:value="829.426" calcext:value-type="float">
            <text:p>829.426</text:p>
          </table:table-cell>
          <table:table-cell office:value-type="float" office:value="2613.451" calcext:value-type="float">
            <text:p>2613.451</text:p>
          </table:table-cell>
          <table:table-cell/>
          <table:table-cell office:value-type="float" office:value="2817.303" calcext:value-type="float">
            <text:p>2817.303</text:p>
          </table:table-cell>
          <table:table-cell office:value-type="float" office:value="2826.542" calcext:value-type="float">
            <text:p>2826.542</text:p>
          </table:table-cell>
          <table:table-cell office:value-type="float" office:value="2870.692" calcext:value-type="float">
            <text:p>2870.692</text:p>
          </table:table-cell>
          <table:table-cell office:value-type="float" office:value="2828.033" calcext:value-type="float">
            <text:p>2828.033</text:p>
          </table:table-cell>
          <table:table-cell office:value-type="float" office:value="2820.56" calcext:value-type="float">
            <text:p>2820.56</text:p>
          </table:table-cell>
          <table:table-cell office:value-type="float" office:value="10660.922" calcext:value-type="float">
            <text:p>10660.922</text:p>
          </table:table-cell>
          <table:table-cell/>
          <table:table-cell office:value-type="float" office:value="2814.321" calcext:value-type="float">
            <text:p>2814.321</text:p>
          </table:table-cell>
          <table:table-cell office:value-type="float" office:value="2820.057" calcext:value-type="float">
            <text:p>2820.057</text:p>
          </table:table-cell>
          <table:table-cell office:value-type="float" office:value="2867.925" calcext:value-type="float">
            <text:p>2867.925</text:p>
          </table:table-cell>
          <table:table-cell office:value-type="float" office:value="2816.386" calcext:value-type="float">
            <text:p>2816.386</text:p>
          </table:table-cell>
          <table:table-cell office:value-type="float" office:value="2827.785" calcext:value-type="float">
            <text:p>2827.785</text:p>
          </table:table-cell>
          <table:table-cell office:value-type="float" office:value="10610.542" calcext:value-type="float">
            <text:p>10610.54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2.281" calcext:value-type="float">
            <text:p>692.281</text:p>
          </table:table-cell>
          <table:table-cell office:value-type="float" office:value="694.97" calcext:value-type="float">
            <text:p>694.97</text:p>
          </table:table-cell>
          <table:table-cell office:value-type="float" office:value="725.241" calcext:value-type="float">
            <text:p>725.241</text:p>
          </table:table-cell>
          <table:table-cell office:value-type="float" office:value="691.761" calcext:value-type="float">
            <text:p>691.761</text:p>
          </table:table-cell>
          <table:table-cell office:value-type="float" office:value="828.997" calcext:value-type="float">
            <text:p>828.997</text:p>
          </table:table-cell>
          <table:table-cell office:value-type="float" office:value="2612.069" calcext:value-type="float">
            <text:p>2612.069</text:p>
          </table:table-cell>
          <table:table-cell/>
          <table:table-cell office:value-type="float" office:value="2827.718" calcext:value-type="float">
            <text:p>2827.718</text:p>
          </table:table-cell>
          <table:table-cell office:value-type="float" office:value="2823.215" calcext:value-type="float">
            <text:p>2823.215</text:p>
          </table:table-cell>
          <table:table-cell office:value-type="float" office:value="2871.482" calcext:value-type="float">
            <text:p>2871.482</text:p>
          </table:table-cell>
          <table:table-cell office:value-type="float" office:value="2824.877" calcext:value-type="float">
            <text:p>2824.877</text:p>
          </table:table-cell>
          <table:table-cell office:value-type="float" office:value="2821.368" calcext:value-type="float">
            <text:p>2821.368</text:p>
          </table:table-cell>
          <table:table-cell office:value-type="float" office:value="10644.579" calcext:value-type="float">
            <text:p>10644.579</text:p>
          </table:table-cell>
          <table:table-cell/>
          <table:table-cell office:value-type="float" office:value="2824.924" calcext:value-type="float">
            <text:p>2824.924</text:p>
          </table:table-cell>
          <table:table-cell office:value-type="float" office:value="2822.821" calcext:value-type="float">
            <text:p>2822.821</text:p>
          </table:table-cell>
          <table:table-cell office:value-type="float" office:value="2864.421" calcext:value-type="float">
            <text:p>2864.421</text:p>
          </table:table-cell>
          <table:table-cell office:value-type="float" office:value="2820.252" calcext:value-type="float">
            <text:p>2820.252</text:p>
          </table:table-cell>
          <table:table-cell office:value-type="float" office:value="2829.238" calcext:value-type="float">
            <text:p>2829.238</text:p>
          </table:table-cell>
          <table:table-cell office:value-type="float" office:value="10637.612" calcext:value-type="float">
            <text:p>10637.61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89.777" calcext:value-type="float">
            <text:p>689.777</text:p>
          </table:table-cell>
          <table:table-cell office:value-type="float" office:value="698.95" calcext:value-type="float">
            <text:p>698.95</text:p>
          </table:table-cell>
          <table:table-cell office:value-type="float" office:value="714.018" calcext:value-type="float">
            <text:p>714.018</text:p>
          </table:table-cell>
          <table:table-cell office:value-type="float" office:value="704.443" calcext:value-type="float">
            <text:p>704.443</text:p>
          </table:table-cell>
          <table:table-cell office:value-type="float" office:value="692.96" calcext:value-type="float">
            <text:p>692.96</text:p>
          </table:table-cell>
          <table:table-cell office:value-type="float" office:value="2613.326" calcext:value-type="float">
            <text:p>2613.326</text:p>
          </table:table-cell>
          <table:table-cell/>
          <table:table-cell office:value-type="float" office:value="2833.297" calcext:value-type="float">
            <text:p>2833.297</text:p>
          </table:table-cell>
          <table:table-cell office:value-type="float" office:value="2830.036" calcext:value-type="float">
            <text:p>2830.036</text:p>
          </table:table-cell>
          <table:table-cell office:value-type="float" office:value="2875.403" calcext:value-type="float">
            <text:p>2875.403</text:p>
          </table:table-cell>
          <table:table-cell office:value-type="float" office:value="2976.708" calcext:value-type="float">
            <text:p>2976.708</text:p>
          </table:table-cell>
          <table:table-cell office:value-type="float" office:value="2817.725" calcext:value-type="float">
            <text:p>2817.725</text:p>
          </table:table-cell>
          <table:table-cell office:value-type="float" office:value="10641.582" calcext:value-type="float">
            <text:p>10641.582</text:p>
          </table:table-cell>
          <table:table-cell/>
          <table:table-cell office:value-type="float" office:value="2822.437" calcext:value-type="float">
            <text:p>2822.437</text:p>
          </table:table-cell>
          <table:table-cell office:value-type="float" office:value="2822.54" calcext:value-type="float">
            <text:p>2822.54</text:p>
          </table:table-cell>
          <table:table-cell office:value-type="float" office:value="2862.518" calcext:value-type="float">
            <text:p>2862.518</text:p>
          </table:table-cell>
          <table:table-cell office:value-type="float" office:value="2831.797" calcext:value-type="float">
            <text:p>2831.797</text:p>
          </table:table-cell>
          <table:table-cell office:value-type="float" office:value="2820.751" calcext:value-type="float">
            <text:p>2820.751</text:p>
          </table:table-cell>
          <table:table-cell office:value-type="float" office:value="10637.12" calcext:value-type="float">
            <text:p>10637.1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2.834" calcext:value-type="float">
            <text:p>692.834</text:p>
          </table:table-cell>
          <table:table-cell office:value-type="float" office:value="691.583" calcext:value-type="float">
            <text:p>691.583</text:p>
          </table:table-cell>
          <table:table-cell office:value-type="float" office:value="714.286" calcext:value-type="float">
            <text:p>714.286</text:p>
          </table:table-cell>
          <table:table-cell office:value-type="float" office:value="814.733" calcext:value-type="float">
            <text:p>814.733</text:p>
          </table:table-cell>
          <table:table-cell office:value-type="float" office:value="829.87" calcext:value-type="float">
            <text:p>829.87</text:p>
          </table:table-cell>
          <table:table-cell office:value-type="float" office:value="2610.021" calcext:value-type="float">
            <text:p>2610.021</text:p>
          </table:table-cell>
          <table:table-cell/>
          <table:table-cell office:value-type="float" office:value="2817.632" calcext:value-type="float">
            <text:p>2817.632</text:p>
          </table:table-cell>
          <table:table-cell office:value-type="float" office:value="2816.464" calcext:value-type="float">
            <text:p>2816.464</text:p>
          </table:table-cell>
          <table:table-cell office:value-type="float" office:value="2872.577" calcext:value-type="float">
            <text:p>2872.577</text:p>
          </table:table-cell>
          <table:table-cell office:value-type="float" office:value="2833.112" calcext:value-type="float">
            <text:p>2833.112</text:p>
          </table:table-cell>
          <table:table-cell office:value-type="float" office:value="2823.272" calcext:value-type="float">
            <text:p>2823.272</text:p>
          </table:table-cell>
          <table:table-cell office:value-type="float" office:value="10659.93" calcext:value-type="float">
            <text:p>10659.93</text:p>
          </table:table-cell>
          <table:table-cell/>
          <table:table-cell office:value-type="float" office:value="2820.922" calcext:value-type="float">
            <text:p>2820.922</text:p>
          </table:table-cell>
          <table:table-cell office:value-type="float" office:value="2819.272" calcext:value-type="float">
            <text:p>2819.272</text:p>
          </table:table-cell>
          <table:table-cell office:value-type="float" office:value="2870.998" calcext:value-type="float">
            <text:p>2870.998</text:p>
          </table:table-cell>
          <table:table-cell office:value-type="float" office:value="2827.055" calcext:value-type="float">
            <text:p>2827.055</text:p>
          </table:table-cell>
          <table:table-cell office:value-type="float" office:value="2827.728" calcext:value-type="float">
            <text:p>2827.728</text:p>
          </table:table-cell>
          <table:table-cell office:value-type="float" office:value="10639.037" calcext:value-type="float">
            <text:p>10639.03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2.886" calcext:value-type="float">
            <text:p>692.886</text:p>
          </table:table-cell>
          <table:table-cell office:value-type="float" office:value="690.891" calcext:value-type="float">
            <text:p>690.891</text:p>
          </table:table-cell>
          <table:table-cell office:value-type="float" office:value="708.279" calcext:value-type="float">
            <text:p>708.279</text:p>
          </table:table-cell>
          <table:table-cell office:value-type="float" office:value="693.977" calcext:value-type="float">
            <text:p>693.977</text:p>
          </table:table-cell>
          <table:table-cell office:value-type="float" office:value="843.067" calcext:value-type="float">
            <text:p>843.067</text:p>
          </table:table-cell>
          <table:table-cell office:value-type="float" office:value="2610.158" calcext:value-type="float">
            <text:p>2610.158</text:p>
          </table:table-cell>
          <table:table-cell/>
          <table:table-cell office:value-type="float" office:value="2824.627" calcext:value-type="float">
            <text:p>2824.627</text:p>
          </table:table-cell>
          <table:table-cell office:value-type="float" office:value="2823.015" calcext:value-type="float">
            <text:p>2823.015</text:p>
          </table:table-cell>
          <table:table-cell office:value-type="float" office:value="2870.53" calcext:value-type="float">
            <text:p>2870.53</text:p>
          </table:table-cell>
          <table:table-cell office:value-type="float" office:value="2821.731" calcext:value-type="float">
            <text:p>2821.731</text:p>
          </table:table-cell>
          <table:table-cell office:value-type="float" office:value="2829.564" calcext:value-type="float">
            <text:p>2829.564</text:p>
          </table:table-cell>
          <table:table-cell office:value-type="float" office:value="10638.33" calcext:value-type="float">
            <text:p>10638.33</text:p>
          </table:table-cell>
          <table:table-cell/>
          <table:table-cell office:value-type="float" office:value="2824.298" calcext:value-type="float">
            <text:p>2824.298</text:p>
          </table:table-cell>
          <table:table-cell office:value-type="float" office:value="2818.926" calcext:value-type="float">
            <text:p>2818.926</text:p>
          </table:table-cell>
          <table:table-cell office:value-type="float" office:value="2861.468" calcext:value-type="float">
            <text:p>2861.468</text:p>
          </table:table-cell>
          <table:table-cell office:value-type="float" office:value="2822.745" calcext:value-type="float">
            <text:p>2822.745</text:p>
          </table:table-cell>
          <table:table-cell office:value-type="float" office:value="2831.11" calcext:value-type="float">
            <text:p>2831.11</text:p>
          </table:table-cell>
          <table:table-cell office:value-type="float" office:value="10646.344" calcext:value-type="float">
            <text:p>10646.34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2.341" calcext:value-type="float">
            <text:p>692.341</text:p>
          </table:table-cell>
          <table:table-cell office:value-type="float" office:value="690.336" calcext:value-type="float">
            <text:p>690.336</text:p>
          </table:table-cell>
          <table:table-cell office:value-type="float" office:value="711.31" calcext:value-type="float">
            <text:p>711.31</text:p>
          </table:table-cell>
          <table:table-cell office:value-type="float" office:value="693.41" calcext:value-type="float">
            <text:p>693.41</text:p>
          </table:table-cell>
          <table:table-cell office:value-type="float" office:value="834.848" calcext:value-type="float">
            <text:p>834.848</text:p>
          </table:table-cell>
          <table:table-cell office:value-type="float" office:value="2666.833" calcext:value-type="float">
            <text:p>2666.833</text:p>
          </table:table-cell>
          <table:table-cell/>
          <table:table-cell office:value-type="float" office:value="2826.356" calcext:value-type="float">
            <text:p>2826.356</text:p>
          </table:table-cell>
          <table:table-cell office:value-type="float" office:value="2824.84" calcext:value-type="float">
            <text:p>2824.84</text:p>
          </table:table-cell>
          <table:table-cell office:value-type="float" office:value="2869.837" calcext:value-type="float">
            <text:p>2869.837</text:p>
          </table:table-cell>
          <table:table-cell office:value-type="float" office:value="2819.98" calcext:value-type="float">
            <text:p>2819.98</text:p>
          </table:table-cell>
          <table:table-cell office:value-type="float" office:value="2820.091" calcext:value-type="float">
            <text:p>2820.091</text:p>
          </table:table-cell>
          <table:table-cell office:value-type="float" office:value="10657.893" calcext:value-type="float">
            <text:p>10657.893</text:p>
          </table:table-cell>
          <table:table-cell/>
          <table:table-cell office:value-type="float" office:value="2829.68" calcext:value-type="float">
            <text:p>2829.68</text:p>
          </table:table-cell>
          <table:table-cell office:value-type="float" office:value="2846.374" calcext:value-type="float">
            <text:p>2846.374</text:p>
          </table:table-cell>
          <table:table-cell office:value-type="float" office:value="2864.243" calcext:value-type="float">
            <text:p>2864.243</text:p>
          </table:table-cell>
          <table:table-cell office:value-type="float" office:value="2822.61" calcext:value-type="float">
            <text:p>2822.61</text:p>
          </table:table-cell>
          <table:table-cell office:value-type="float" office:value="2817.22" calcext:value-type="float">
            <text:p>2817.22</text:p>
          </table:table-cell>
          <table:table-cell office:value-type="float" office:value="10631.385" calcext:value-type="float">
            <text:p>10631.38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1.771" calcext:value-type="float">
            <text:p>691.771</text:p>
          </table:table-cell>
          <table:table-cell office:value-type="float" office:value="698.254" calcext:value-type="float">
            <text:p>698.254</text:p>
          </table:table-cell>
          <table:table-cell office:value-type="float" office:value="719.294" calcext:value-type="float">
            <text:p>719.294</text:p>
          </table:table-cell>
          <table:table-cell office:value-type="float" office:value="706.215" calcext:value-type="float">
            <text:p>706.215</text:p>
          </table:table-cell>
          <table:table-cell office:value-type="float" office:value="698.638" calcext:value-type="float">
            <text:p>698.638</text:p>
          </table:table-cell>
          <table:table-cell office:value-type="float" office:value="2615.243" calcext:value-type="float">
            <text:p>2615.243</text:p>
          </table:table-cell>
          <table:table-cell/>
          <table:table-cell office:value-type="float" office:value="2830.814" calcext:value-type="float">
            <text:p>2830.814</text:p>
          </table:table-cell>
          <table:table-cell office:value-type="float" office:value="2846.957" calcext:value-type="float">
            <text:p>2846.957</text:p>
          </table:table-cell>
          <table:table-cell office:value-type="float" office:value="2867.86" calcext:value-type="float">
            <text:p>2867.86</text:p>
          </table:table-cell>
          <table:table-cell office:value-type="float" office:value="2828.446" calcext:value-type="float">
            <text:p>2828.446</text:p>
          </table:table-cell>
          <table:table-cell office:value-type="float" office:value="2821.982" calcext:value-type="float">
            <text:p>2821.982</text:p>
          </table:table-cell>
          <table:table-cell office:value-type="float" office:value="10659.529" calcext:value-type="float">
            <text:p>10659.529</text:p>
          </table:table-cell>
          <table:table-cell/>
          <table:table-cell office:value-type="float" office:value="2840.161" calcext:value-type="float">
            <text:p>2840.161</text:p>
          </table:table-cell>
          <table:table-cell office:value-type="float" office:value="2824.378" calcext:value-type="float">
            <text:p>2824.378</text:p>
          </table:table-cell>
          <table:table-cell office:value-type="float" office:value="2861.364" calcext:value-type="float">
            <text:p>2861.364</text:p>
          </table:table-cell>
          <table:table-cell office:value-type="float" office:value="2832.268" calcext:value-type="float">
            <text:p>2832.268</text:p>
          </table:table-cell>
          <table:table-cell office:value-type="float" office:value="2822.272" calcext:value-type="float">
            <text:p>2822.272</text:p>
          </table:table-cell>
          <table:table-cell office:value-type="float" office:value="10638.882" calcext:value-type="float">
            <text:p>10638.88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1.334" calcext:value-type="float">
            <text:p>691.334</text:p>
          </table:table-cell>
          <table:table-cell office:value-type="float" office:value="693.743" calcext:value-type="float">
            <text:p>693.743</text:p>
          </table:table-cell>
          <table:table-cell office:value-type="float" office:value="710.553" calcext:value-type="float">
            <text:p>710.553</text:p>
          </table:table-cell>
          <table:table-cell office:value-type="float" office:value="690" calcext:value-type="float">
            <text:p>690</text:p>
          </table:table-cell>
          <table:table-cell office:value-type="float" office:value="835.015" calcext:value-type="float">
            <text:p>835.015</text:p>
          </table:table-cell>
          <table:table-cell office:value-type="float" office:value="2608.849" calcext:value-type="float">
            <text:p>2608.849</text:p>
          </table:table-cell>
          <table:table-cell/>
          <table:table-cell office:value-type="float" office:value="2828.199" calcext:value-type="float">
            <text:p>2828.199</text:p>
          </table:table-cell>
          <table:table-cell office:value-type="float" office:value="2821.22" calcext:value-type="float">
            <text:p>2821.22</text:p>
          </table:table-cell>
          <table:table-cell office:value-type="float" office:value="2872.057" calcext:value-type="float">
            <text:p>2872.057</text:p>
          </table:table-cell>
          <table:table-cell office:value-type="float" office:value="2833.863" calcext:value-type="float">
            <text:p>2833.863</text:p>
          </table:table-cell>
          <table:table-cell office:value-type="float" office:value="2822.183" calcext:value-type="float">
            <text:p>2822.183</text:p>
          </table:table-cell>
          <table:table-cell office:value-type="float" office:value="10647.979" calcext:value-type="float">
            <text:p>10647.979</text:p>
          </table:table-cell>
          <table:table-cell/>
          <table:table-cell office:value-type="float" office:value="2809.864" calcext:value-type="float">
            <text:p>2809.864</text:p>
          </table:table-cell>
          <table:table-cell office:value-type="float" office:value="2813.517" calcext:value-type="float">
            <text:p>2813.517</text:p>
          </table:table-cell>
          <table:table-cell office:value-type="float" office:value="2866.617" calcext:value-type="float">
            <text:p>2866.617</text:p>
          </table:table-cell>
          <table:table-cell office:value-type="float" office:value="2838.55" calcext:value-type="float">
            <text:p>2838.55</text:p>
          </table:table-cell>
          <table:table-cell office:value-type="float" office:value="2818.465" calcext:value-type="float">
            <text:p>2818.465</text:p>
          </table:table-cell>
          <table:table-cell office:value-type="float" office:value="10635.804" calcext:value-type="float">
            <text:p>10635.80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0.096" calcext:value-type="float">
            <text:p>690.096</text:p>
          </table:table-cell>
          <table:table-cell office:value-type="float" office:value="694.458" calcext:value-type="float">
            <text:p>694.458</text:p>
          </table:table-cell>
          <table:table-cell office:value-type="float" office:value="711.277" calcext:value-type="float">
            <text:p>711.277</text:p>
          </table:table-cell>
          <table:table-cell office:value-type="float" office:value="693.374" calcext:value-type="float">
            <text:p>693.374</text:p>
          </table:table-cell>
          <table:table-cell office:value-type="float" office:value="693.156" calcext:value-type="float">
            <text:p>693.156</text:p>
          </table:table-cell>
          <table:table-cell office:value-type="float" office:value="2614.314" calcext:value-type="float">
            <text:p>2614.314</text:p>
          </table:table-cell>
          <table:table-cell/>
          <table:table-cell office:value-type="float" office:value="2817.962" calcext:value-type="float">
            <text:p>2817.962</text:p>
          </table:table-cell>
          <table:table-cell office:value-type="float" office:value="2819.251" calcext:value-type="float">
            <text:p>2819.251</text:p>
          </table:table-cell>
          <table:table-cell office:value-type="float" office:value="2872.118" calcext:value-type="float">
            <text:p>2872.118</text:p>
          </table:table-cell>
          <table:table-cell office:value-type="float" office:value="2820.362" calcext:value-type="float">
            <text:p>2820.362</text:p>
          </table:table-cell>
          <table:table-cell office:value-type="float" office:value="2823.907" calcext:value-type="float">
            <text:p>2823.907</text:p>
          </table:table-cell>
          <table:table-cell office:value-type="float" office:value="10664.966" calcext:value-type="float">
            <text:p>10664.966</text:p>
          </table:table-cell>
          <table:table-cell/>
          <table:table-cell office:value-type="float" office:value="2813.64" calcext:value-type="float">
            <text:p>2813.64</text:p>
          </table:table-cell>
          <table:table-cell office:value-type="float" office:value="2817.336" calcext:value-type="float">
            <text:p>2817.336</text:p>
          </table:table-cell>
          <table:table-cell office:value-type="float" office:value="2870.43" calcext:value-type="float">
            <text:p>2870.43</text:p>
          </table:table-cell>
          <table:table-cell office:value-type="float" office:value="2811.004" calcext:value-type="float">
            <text:p>2811.004</text:p>
          </table:table-cell>
          <table:table-cell office:value-type="float" office:value="2825.572" calcext:value-type="float">
            <text:p>2825.572</text:p>
          </table:table-cell>
          <table:table-cell office:value-type="float" office:value="10575.014" calcext:value-type="float">
            <text:p>10575.014</text:p>
          </table:table-cell>
          <table:table-cell table:number-columns-repeated="1003"/>
        </table:table-row>
        <table:table-row table:style-name="ro1">
          <table:table-cell/>
          <table:table-cell table:formula="of:=AVERAGE([.B3:.B12])" office:value-type="float" office:value="691.7173" calcext:value-type="float">
            <text:p>691.7173</text:p>
          </table:table-cell>
          <table:table-cell table:formula="of:=AVERAGE([.C3:.C12])" office:value-type="float" office:value="693.3669" calcext:value-type="float">
            <text:p>693.3669</text:p>
          </table:table-cell>
          <table:table-cell table:formula="of:=AVERAGE([.D3:.D12])" office:value-type="float" office:value="714.7412" calcext:value-type="float">
            <text:p>714.7412</text:p>
          </table:table-cell>
          <table:table-cell table:formula="of:=AVERAGE([.E3:.E12])" office:value-type="float" office:value="710.3832" calcext:value-type="float">
            <text:p>710.3832</text:p>
          </table:table-cell>
          <table:table-cell table:formula="of:=AVERAGE([.F3:.F12])" office:value-type="float" office:value="792.1208" calcext:value-type="float">
            <text:p>792.1208</text:p>
          </table:table-cell>
          <table:table-cell table:formula="of:=AVERAGE([.G3:.G12])" office:value-type="float" office:value="2617.6277" calcext:value-type="float">
            <text:p>2617.6277</text:p>
          </table:table-cell>
          <table:table-cell/>
          <table:table-cell table:formula="of:=AVERAGE([.I3:.I12])" office:value-type="float" office:value="2824.8058" calcext:value-type="float">
            <text:p>2824.8058</text:p>
          </table:table-cell>
          <table:table-cell table:formula="of:=AVERAGE([.J3:.J12])" office:value-type="float" office:value="2826.1927" calcext:value-type="float">
            <text:p>2826.1927</text:p>
          </table:table-cell>
          <table:table-cell table:formula="of:=AVERAGE([.K3:.K12])" office:value-type="float" office:value="2871.5004" calcext:value-type="float">
            <text:p>2871.5004</text:p>
          </table:table-cell>
          <table:table-cell table:formula="of:=AVERAGE([.L3:.L12])" office:value-type="float" office:value="2840.8588" calcext:value-type="float">
            <text:p>2840.8588</text:p>
          </table:table-cell>
          <table:table-cell table:formula="of:=AVERAGE([.M3:.M12])" office:value-type="float" office:value="2822.425" calcext:value-type="float">
            <text:p>2822.425</text:p>
          </table:table-cell>
          <table:table-cell table:formula="of:=AVERAGE([.N3:.N12])" office:value-type="float" office:value="10652.6284" calcext:value-type="float">
            <text:p>10652.6284</text:p>
          </table:table-cell>
          <table:table-cell/>
          <table:table-cell table:formula="of:=AVERAGE([.P3:.P12])" office:value-type="float" office:value="2822.2726" calcext:value-type="float">
            <text:p>2822.2726</text:p>
          </table:table-cell>
          <table:table-cell table:formula="of:=AVERAGE([.Q3:.Q12])" office:value-type="float" office:value="2823.0528" calcext:value-type="float">
            <text:p>2823.0528</text:p>
          </table:table-cell>
          <table:table-cell table:formula="of:=AVERAGE([.R3:.R12])" office:value-type="float" office:value="2865.572" calcext:value-type="float">
            <text:p>2865.572</text:p>
          </table:table-cell>
          <table:table-cell table:formula="of:=AVERAGE([.S3:.S12])" office:value-type="float" office:value="2824.3721" calcext:value-type="float">
            <text:p>2824.3721</text:p>
          </table:table-cell>
          <table:table-cell table:formula="of:=AVERAGE([.T3:.T12])" office:value-type="float" office:value="2825.0223" calcext:value-type="float">
            <text:p>2825.0223</text:p>
          </table:table-cell>
          <table:table-cell table:formula="of:=AVERAGE([.U3:.U12])" office:value-type="float" office:value="10628.8662" calcext:value-type="float">
            <text:p>10628.8662</text:p>
          </table:table-cell>
          <table:table-cell table:number-columns-repeated="1003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Teste 1</text:p>
          </table:table-cell>
          <table:table-cell office:value-type="float" office:value="691.7173" calcext:value-type="float">
            <text:p>691.7173</text:p>
          </table:table-cell>
          <table:table-cell office:value-type="float" office:value="693.3669" calcext:value-type="float">
            <text:p>693.3669</text:p>
          </table:table-cell>
          <table:table-cell office:value-type="float" office:value="714.7412" calcext:value-type="float">
            <text:p>714.7412</text:p>
          </table:table-cell>
          <table:table-cell office:value-type="float" office:value="710.3832" calcext:value-type="float">
            <text:p>710.3832</text:p>
          </table:table-cell>
          <table:table-cell office:value-type="float" office:value="792.1208" calcext:value-type="float">
            <text:p>792.1208</text:p>
          </table:table-cell>
          <table:table-cell office:value-type="float" office:value="2617.6277" calcext:value-type="float">
            <text:p>2617.6277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Teste 2</text:p>
          </table:table-cell>
          <table:table-cell office:value-type="float" office:value="2824.8058" calcext:value-type="float">
            <text:p>2824.8058</text:p>
          </table:table-cell>
          <table:table-cell office:value-type="float" office:value="2826.1927" calcext:value-type="float">
            <text:p>2826.1927</text:p>
          </table:table-cell>
          <table:table-cell office:value-type="float" office:value="2871.5004" calcext:value-type="float">
            <text:p>2871.5004</text:p>
          </table:table-cell>
          <table:table-cell office:value-type="float" office:value="2840.8588" calcext:value-type="float">
            <text:p>2840.8588</text:p>
          </table:table-cell>
          <table:table-cell office:value-type="float" office:value="2822.425" calcext:value-type="float">
            <text:p>2822.425</text:p>
          </table:table-cell>
          <table:table-cell office:value-type="float" office:value="10652.6284" calcext:value-type="float">
            <text:p>10652.6284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Teste 3</text:p>
          </table:table-cell>
          <table:table-cell office:value-type="float" office:value="2822.2726" calcext:value-type="float">
            <text:p>2822.2726</text:p>
          </table:table-cell>
          <table:table-cell office:value-type="float" office:value="2823.0528" calcext:value-type="float">
            <text:p>2823.0528</text:p>
          </table:table-cell>
          <table:table-cell office:value-type="float" office:value="2865.572" calcext:value-type="float">
            <text:p>2865.572</text:p>
          </table:table-cell>
          <table:table-cell office:value-type="float" office:value="2824.3721" calcext:value-type="float">
            <text:p>2824.3721</text:p>
          </table:table-cell>
          <table:table-cell office:value-type="float" office:value="2825.0223" calcext:value-type="float">
            <text:p>2825.0223</text:p>
          </table:table-cell>
          <table:table-cell office:value-type="float" office:value="10628.8662" calcext:value-type="float">
            <text:p>10628.866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7"/>
          <table:table-cell table:style-name="Default"/>
          <table:table-cell table:number-columns-repeated="6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 table:number-columns-spanned="6" table:number-rows-spanned="1">
            <text:p>Teste 1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Teste 2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Teste 3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746.189" calcext:value-type="float">
            <text:p>1746.189</text:p>
          </table:table-cell>
          <table:table-cell office:value-type="float" office:value="744.89" calcext:value-type="float">
            <text:p>744.89</text:p>
          </table:table-cell>
          <table:table-cell office:value-type="float" office:value="1079.937" calcext:value-type="float">
            <text:p>1079.937</text:p>
          </table:table-cell>
          <table:table-cell office:value-type="float" office:value="945.901" calcext:value-type="float">
            <text:p>945.901</text:p>
          </table:table-cell>
          <table:table-cell table:number-columns-repeated="2" office:value-type="string" calcext:value-type="string">
            <text:p>Erro -54</text:p>
          </table:table-cell>
          <table:table-cell/>
          <table:table-cell office:value-type="string" calcext:value-type="string">
            <text:p>Erro estranho</text:p>
          </table:table-cell>
          <table:table-cell office:value-type="float" office:value="2463.42" calcext:value-type="float">
            <text:p>2463.42</text:p>
          </table:table-cell>
          <table:table-cell office:value-type="string" calcext:value-type="string">
            <text:p>Erro estranho</text:p>
          </table:table-cell>
          <table:table-cell office:value-type="float" office:value="4427.739" calcext:value-type="float">
            <text:p>4427.739</text:p>
          </table:table-cell>
          <table:table-cell table:number-columns-repeated="2" office:value-type="string" calcext:value-type="string">
            <text:p>Erro -54</text:p>
          </table:table-cell>
          <table:table-cell/>
          <table:table-cell office:value-type="string" calcext:value-type="string">
            <text:p>Erro estranho</text:p>
          </table:table-cell>
          <table:table-cell office:value-type="float" office:value="2463.236" calcext:value-type="float">
            <text:p>2463.236</text:p>
          </table:table-cell>
          <table:table-cell office:value-type="string" calcext:value-type="string">
            <text:p>Erro estranho</text:p>
          </table:table-cell>
          <table:table-cell office:value-type="float" office:value="4489.202" calcext:value-type="float">
            <text:p>4489.202</text:p>
          </table:table-cell>
          <table:table-cell table:number-columns-repeated="2" office:value-type="string" calcext:value-type="string">
            <text:p>Erro -5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742.568" calcext:value-type="float">
            <text:p>1742.568</text:p>
          </table:table-cell>
          <table:table-cell office:value-type="float" office:value="744.33" calcext:value-type="float">
            <text:p>744.33</text:p>
          </table:table-cell>
          <table:table-cell office:value-type="float" office:value="1160.428" calcext:value-type="float">
            <text:p>1160.428</text:p>
          </table:table-cell>
          <table:table-cell office:value-type="float" office:value="940.441" calcext:value-type="float">
            <text:p>940.441</text:p>
          </table:table-cell>
          <table:table-cell table:number-columns-repeated="2" office:value-type="string" calcext:value-type="string">
            <text:p>Erro -54</text:p>
          </table:table-cell>
          <table:table-cell/>
          <table:table-cell office:value-type="string" calcext:value-type="string">
            <text:p>Erro estranho</text:p>
          </table:table-cell>
          <table:table-cell office:value-type="float" office:value="2465.268" calcext:value-type="float">
            <text:p>2465.268</text:p>
          </table:table-cell>
          <table:table-cell office:value-type="string" calcext:value-type="string">
            <text:p>Erro estranho</text:p>
          </table:table-cell>
          <table:table-cell office:value-type="float" office:value="4425.765" calcext:value-type="float">
            <text:p>4425.765</text:p>
          </table:table-cell>
          <table:table-cell table:number-columns-repeated="2" office:value-type="string" calcext:value-type="string">
            <text:p>Erro -54</text:p>
          </table:table-cell>
          <table:table-cell/>
          <table:table-cell office:value-type="string" calcext:value-type="string">
            <text:p>Erro estranho</text:p>
          </table:table-cell>
          <table:table-cell office:value-type="float" office:value="2462.14" calcext:value-type="float">
            <text:p>2462.14</text:p>
          </table:table-cell>
          <table:table-cell office:value-type="string" calcext:value-type="string">
            <text:p>Erro estranho</text:p>
          </table:table-cell>
          <table:table-cell office:value-type="float" office:value="4501.093" calcext:value-type="float">
            <text:p>4501.093</text:p>
          </table:table-cell>
          <table:table-cell table:number-columns-repeated="2" office:value-type="string" calcext:value-type="string">
            <text:p>Erro -5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743.688" calcext:value-type="float">
            <text:p>1743.688</text:p>
          </table:table-cell>
          <table:table-cell office:value-type="float" office:value="744.375" calcext:value-type="float">
            <text:p>744.375</text:p>
          </table:table-cell>
          <table:table-cell office:value-type="float" office:value="1115.889" calcext:value-type="float">
            <text:p>1115.889</text:p>
          </table:table-cell>
          <table:table-cell office:value-type="float" office:value="942.206" calcext:value-type="float">
            <text:p>942.206</text:p>
          </table:table-cell>
          <table:table-cell table:number-columns-repeated="2" office:value-type="string" calcext:value-type="string">
            <text:p>Erro -54</text:p>
          </table:table-cell>
          <table:table-cell/>
          <table:table-cell office:value-type="string" calcext:value-type="string">
            <text:p>Erro estranho</text:p>
          </table:table-cell>
          <table:table-cell office:value-type="float" office:value="2462.583" calcext:value-type="float">
            <text:p>2462.583</text:p>
          </table:table-cell>
          <table:table-cell office:value-type="string" calcext:value-type="string">
            <text:p>Erro estranho</text:p>
          </table:table-cell>
          <table:table-cell office:value-type="float" office:value="4479.882" calcext:value-type="float">
            <text:p>4479.882</text:p>
          </table:table-cell>
          <table:table-cell table:number-columns-repeated="2" office:value-type="string" calcext:value-type="string">
            <text:p>Erro -54</text:p>
          </table:table-cell>
          <table:table-cell/>
          <table:table-cell office:value-type="string" calcext:value-type="string">
            <text:p>Erro estranho</text:p>
          </table:table-cell>
          <table:table-cell office:value-type="float" office:value="2460.491" calcext:value-type="float">
            <text:p>2460.491</text:p>
          </table:table-cell>
          <table:table-cell office:value-type="string" calcext:value-type="string">
            <text:p>Erro estranho</text:p>
          </table:table-cell>
          <table:table-cell office:value-type="float" office:value="4457.645" calcext:value-type="float">
            <text:p>4457.645</text:p>
          </table:table-cell>
          <table:table-cell table:number-columns-repeated="2" office:value-type="string" calcext:value-type="string">
            <text:p>Erro -5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742.058" calcext:value-type="float">
            <text:p>1742.058</text:p>
          </table:table-cell>
          <table:table-cell office:value-type="float" office:value="744.295" calcext:value-type="float">
            <text:p>744.295</text:p>
          </table:table-cell>
          <table:table-cell office:value-type="float" office:value="1139.128" calcext:value-type="float">
            <text:p>1139.128</text:p>
          </table:table-cell>
          <table:table-cell office:value-type="float" office:value="943.795" calcext:value-type="float">
            <text:p>943.795</text:p>
          </table:table-cell>
          <table:table-cell table:number-columns-repeated="2" office:value-type="string" calcext:value-type="string">
            <text:p>Erro -54</text:p>
          </table:table-cell>
          <table:table-cell/>
          <table:table-cell office:value-type="string" calcext:value-type="string">
            <text:p>Erro estranho</text:p>
          </table:table-cell>
          <table:table-cell office:value-type="float" office:value="2465.336" calcext:value-type="float">
            <text:p>2465.336</text:p>
          </table:table-cell>
          <table:table-cell office:value-type="string" calcext:value-type="string">
            <text:p>Erro estranho</text:p>
          </table:table-cell>
          <table:table-cell office:value-type="float" office:value="4479.978" calcext:value-type="float">
            <text:p>4479.978</text:p>
          </table:table-cell>
          <table:table-cell table:number-columns-repeated="2" office:value-type="string" calcext:value-type="string">
            <text:p>Erro -54</text:p>
          </table:table-cell>
          <table:table-cell/>
          <table:table-cell office:value-type="string" calcext:value-type="string">
            <text:p>Erro estranho</text:p>
          </table:table-cell>
          <table:table-cell office:value-type="float" office:value="2459.332" calcext:value-type="float">
            <text:p>2459.332</text:p>
          </table:table-cell>
          <table:table-cell office:value-type="string" calcext:value-type="string">
            <text:p>Erro estranho</text:p>
          </table:table-cell>
          <table:table-cell office:value-type="float" office:value="4484.795" calcext:value-type="float">
            <text:p>4484.795</text:p>
          </table:table-cell>
          <table:table-cell table:number-columns-repeated="2" office:value-type="string" calcext:value-type="string">
            <text:p>Erro -5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743.514" calcext:value-type="float">
            <text:p>1743.514</text:p>
          </table:table-cell>
          <table:table-cell office:value-type="float" office:value="746.247" calcext:value-type="float">
            <text:p>746.247</text:p>
          </table:table-cell>
          <table:table-cell office:value-type="float" office:value="1197.203" calcext:value-type="float">
            <text:p>1197.203</text:p>
          </table:table-cell>
          <table:table-cell office:value-type="float" office:value="938.6" calcext:value-type="float">
            <text:p>938.6</text:p>
          </table:table-cell>
          <table:table-cell table:number-columns-repeated="2" office:value-type="string" calcext:value-type="string">
            <text:p>Erro -54</text:p>
          </table:table-cell>
          <table:table-cell/>
          <table:table-cell office:value-type="string" calcext:value-type="string">
            <text:p>Erro estranho</text:p>
          </table:table-cell>
          <table:table-cell office:value-type="float" office:value="2465.026" calcext:value-type="float">
            <text:p>2465.026</text:p>
          </table:table-cell>
          <table:table-cell office:value-type="string" calcext:value-type="string">
            <text:p>Erro estranho</text:p>
          </table:table-cell>
          <table:table-cell office:value-type="float" office:value="4442.687" calcext:value-type="float">
            <text:p>4442.687</text:p>
          </table:table-cell>
          <table:table-cell table:number-columns-repeated="2" office:value-type="string" calcext:value-type="string">
            <text:p>Erro -54</text:p>
          </table:table-cell>
          <table:table-cell/>
          <table:table-cell office:value-type="string" calcext:value-type="string">
            <text:p>Erro estranho</text:p>
          </table:table-cell>
          <table:table-cell office:value-type="float" office:value="2467.509" calcext:value-type="float">
            <text:p>2467.509</text:p>
          </table:table-cell>
          <table:table-cell office:value-type="string" calcext:value-type="string">
            <text:p>Erro estranho</text:p>
          </table:table-cell>
          <table:table-cell office:value-type="float" office:value="4453.202" calcext:value-type="float">
            <text:p>4453.202</text:p>
          </table:table-cell>
          <table:table-cell table:number-columns-repeated="2" office:value-type="string" calcext:value-type="string">
            <text:p>Erro -54</text:p>
          </table:table-cell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formula="of:=AVERAGE([.B27:.B36])" office:value-type="float" office:value="1743.6034" calcext:value-type="float">
            <text:p>1743.6034</text:p>
          </table:table-cell>
          <table:table-cell table:formula="of:=AVERAGE([.C27:.C36])" office:value-type="float" office:value="744.8274" calcext:value-type="float">
            <text:p>744.8274</text:p>
          </table:table-cell>
          <table:table-cell table:formula="of:=AVERAGE([.D27:.D36])" office:value-type="float" office:value="1138.517" calcext:value-type="float">
            <text:p>1138.517</text:p>
          </table:table-cell>
          <table:table-cell table:formula="of:=AVERAGE([.E27:.E36])" office:value-type="float" office:value="942.1886" calcext:value-type="float">
            <text:p>942.1886</text:p>
          </table:table-cell>
          <table:table-cell table:formula="of:=AVERAGE([.F27:.F36])" office:value-type="string" office:string-value="" calcext:value-type="error">
            <text:p>#DIV/0!</text:p>
          </table:table-cell>
          <table:table-cell table:formula="of:=AVERAGE([.G27:.G36])" office:value-type="string" office:string-value="" calcext:value-type="error">
            <text:p>#DIV/0!</text:p>
          </table:table-cell>
          <table:table-cell/>
          <table:table-cell table:formula="of:=AVERAGE([.I27:.I36])" office:value-type="string" office:string-value="" calcext:value-type="error">
            <text:p>#DIV/0!</text:p>
          </table:table-cell>
          <table:table-cell table:formula="of:=AVERAGE([.J27:.J36])" office:value-type="float" office:value="2464.3266" calcext:value-type="float">
            <text:p>2464.3266</text:p>
          </table:table-cell>
          <table:table-cell table:formula="of:=AVERAGE([.K27:.K36])" office:value-type="string" office:string-value="" calcext:value-type="error">
            <text:p>#DIV/0!</text:p>
          </table:table-cell>
          <table:table-cell table:formula="of:=AVERAGE([.L27:.L36])" office:value-type="float" office:value="4451.2102" calcext:value-type="float">
            <text:p>4451.2102</text:p>
          </table:table-cell>
          <table:table-cell table:formula="of:=AVERAGE([.M27:.M36])" office:value-type="string" office:string-value="" calcext:value-type="error">
            <text:p>#DIV/0!</text:p>
          </table:table-cell>
          <table:table-cell table:formula="of:=AVERAGE([.N27:.N36])" office:value-type="string" office:string-value="" calcext:value-type="error">
            <text:p>#DIV/0!</text:p>
          </table:table-cell>
          <table:table-cell/>
          <table:table-cell table:formula="of:=AVERAGE([.P27:.P36])" office:value-type="string" office:string-value="" calcext:value-type="error">
            <text:p>#DIV/0!</text:p>
          </table:table-cell>
          <table:table-cell table:formula="of:=AVERAGE([.Q27:.Q36])" office:value-type="float" office:value="2462.5416" calcext:value-type="float">
            <text:p>2462.5416</text:p>
          </table:table-cell>
          <table:table-cell table:formula="of:=AVERAGE([.R27:.R36])" office:value-type="string" office:string-value="" calcext:value-type="error">
            <text:p>#DIV/0!</text:p>
          </table:table-cell>
          <table:table-cell table:formula="of:=AVERAGE([.S27:.S36])" office:value-type="float" office:value="4477.1874" calcext:value-type="float">
            <text:p>4477.1874</text:p>
          </table:table-cell>
          <table:table-cell table:formula="of:=AVERAGE([.T27:.T36])" office:value-type="string" office:string-value="" calcext:value-type="error">
            <text:p>#DIV/0!</text:p>
          </table:table-cell>
          <table:table-cell table:formula="of:=AVERAGE([.U27:.U36])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 table:number-rows-repeated="8">
          <table:table-cell table:number-columns-repeated="8"/>
          <table:table-cell table:style-name="Default"/>
          <table:table-cell table:number-columns-repeated="6"/>
          <table:table-cell table:style-name="Default" table:number-columns-repeated="3"/>
          <table:table-cell table:number-columns-repeated="1006"/>
        </table:table-row>
        <table:table-row table:style-name="ro1" table:number-rows-repeated="11">
          <table:table-cell table:number-columns-repeated="8"/>
          <table:table-cell table:style-name="Default"/>
          <table:table-cell table:number-columns-repeated="6"/>
          <table:table-cell table:style-name="Default" table:number-columns-repeated="2"/>
          <table:table-cell table:number-columns-repeated="1007"/>
        </table:table-row>
        <table:table-row table:style-name="ro1" table:number-rows-repeated="11">
          <table:table-cell table:number-columns-repeated="8"/>
          <table:table-cell table:style-name="Default"/>
          <table:table-cell table:number-columns-repeated="6"/>
          <table:table-cell table:style-name="Default"/>
          <table:table-cell table:number-columns-repeated="100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5:18:56.764046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6:10:23</meta:creation-date>
    <dc:language>en-US</dc:language>
    <dc:date>2016-06-25T15:48:16.347397288</dc:date>
    <meta:editing-cycles>12</meta:editing-cycles>
    <meta:editing-duration>PT52M34S</meta:editing-duration>
    <meta:generator>LibreOffice/4.3.7.2$Linux_X86_64 LibreOffice_project/430$Build-2</meta:generator>
    <meta:document-statistic meta:table-count="2" meta:cell-count="989" meta:object-count="0"/>
  </office:meta>
</office:document-meta>
</file>